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1219*"/>
    </style:style>
    <style:style style:name="Tabela2.B" style:family="table-column">
      <style:table-column-properties style:column-width="14.09cm" style:rel-column-width="54316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048cm"/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min-row-height="1.048cm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style:min-row-height="1.048cm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91cm" style:rel-column-width="11219*"/>
    </style:style>
    <style:style style:name="Tabla4.B" style:family="table-column">
      <style:table-column-properties style:column-width="14.09cm" style:rel-column-width="54316*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2" style:family="table-row">
      <style:table-row-properties style:min-row-height="1.048cm"/>
    </style:style>
    <style:style style:name="Tab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344815" officeooo:paragraph-rsid="00988429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344815" officeooo:paragraph-rsid="009e8bf5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rsid="00344815" officeooo:paragraph-rsid="00ab7f5f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344815" officeooo:paragraph-rsid="00af3a6a" style:font-weight-asian="bold" style:font-weight-complex="bold"/>
    </style:style>
    <style:style style:name="P2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31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af3a6a" style:font-name-complex="Arial Narrow1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af3a6a" style:font-name-complex="Arial Narrow1"/>
    </style:style>
    <style:style style:name="P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d5bab" officeooo:paragraph-rsid="00ad5bab" style:font-name-complex="Arial Narrow1"/>
    </style:style>
    <style:style style:name="P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f3a6a" officeooo:paragraph-rsid="00af3a6a" style:font-name-complex="Arial Narrow1"/>
    </style:style>
    <style:style style:name="P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6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68ec41"/>
    </style:style>
    <style:style style:name="P47" style:family="paragraph" style:parent-style-name="Standard">
      <style:paragraph-properties fo:margin-top="0cm" fo:margin-bottom="0.212cm" loext:contextual-spacing="false" fo:text-align="start" style:justify-single-word="false"/>
      <style:text-properties officeooo:rsid="00af3a6a" officeooo:paragraph-rsid="00af3a6a"/>
    </style:style>
    <style:style style:name="P48" style:family="paragraph" style:parent-style-name="Text_20_body">
      <style:text-properties officeooo:paragraph-rsid="002eabfc"/>
    </style:style>
    <style:style style:name="P49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50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51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52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53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54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55" style:family="paragraph" style:parent-style-name="Text_20_body">
      <style:text-properties officeooo:paragraph-rsid="0057a248"/>
    </style:style>
    <style:style style:name="P56" style:family="paragraph" style:parent-style-name="Text_20_body">
      <style:text-properties officeooo:rsid="002eabfc" officeooo:paragraph-rsid="002eabfc"/>
    </style:style>
    <style:style style:name="P57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58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59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60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61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62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63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64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65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66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67" style:family="paragraph" style:parent-style-name="Text_20_body">
      <style:paragraph-properties fo:text-align="justify" style:justify-single-word="false"/>
      <style:text-properties officeooo:rsid="0084b945" officeooo:paragraph-rsid="00988429" fo:background-color="#cccccc"/>
    </style:style>
    <style:style style:name="P68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69" style:family="paragraph" style:parent-style-name="Text_20_body">
      <style:paragraph-properties fo:text-align="justify" style:justify-single-word="false"/>
      <style:text-properties officeooo:rsid="0084b945" officeooo:paragraph-rsid="00af3a6a" fo:background-color="#cccccc"/>
    </style:style>
    <style:style style:name="P70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71" style:family="paragraph" style:parent-style-name="Text_20_body">
      <style:text-properties officeooo:paragraph-rsid="006ae27b"/>
    </style:style>
    <style:style style:name="P72" style:family="paragraph" style:parent-style-name="Text_20_body">
      <style:text-properties officeooo:rsid="004161ac" officeooo:paragraph-rsid="0072d184"/>
    </style:style>
    <style:style style:name="P73" style:family="paragraph" style:parent-style-name="Text_20_body">
      <style:text-properties officeooo:paragraph-rsid="007a0637"/>
    </style:style>
    <style:style style:name="P74" style:family="paragraph" style:parent-style-name="Text_20_body">
      <style:text-properties officeooo:paragraph-rsid="007bc859"/>
    </style:style>
    <style:style style:name="P75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76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77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78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79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80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81" style:family="paragraph" style:parent-style-name="Text_20_body">
      <style:paragraph-properties fo:text-align="justify" style:justify-single-word="false"/>
      <style:text-properties officeooo:rsid="00800505" officeooo:paragraph-rsid="00988429"/>
    </style:style>
    <style:style style:name="P82" style:family="paragraph" style:parent-style-name="Text_20_body">
      <style:paragraph-properties fo:text-align="justify" style:justify-single-word="false"/>
      <style:text-properties officeooo:rsid="00800505" officeooo:paragraph-rsid="009e8bf5"/>
    </style:style>
    <style:style style:name="P83" style:family="paragraph" style:parent-style-name="Text_20_body">
      <style:paragraph-properties fo:text-align="justify" style:justify-single-word="false"/>
      <style:text-properties officeooo:rsid="00800505" officeooo:paragraph-rsid="00ab7f5f"/>
    </style:style>
    <style:style style:name="P84" style:family="paragraph" style:parent-style-name="Text_20_body">
      <style:paragraph-properties fo:text-align="justify" style:justify-single-word="false"/>
      <style:text-properties officeooo:rsid="00800505" officeooo:paragraph-rsid="00af3a6a"/>
    </style:style>
    <style:style style:name="P85" style:family="paragraph" style:parent-style-name="Text_20_body">
      <style:text-properties officeooo:rsid="00800505" officeooo:paragraph-rsid="00800505"/>
    </style:style>
    <style:style style:name="P86" style:family="paragraph" style:parent-style-name="Text_20_body">
      <style:text-properties officeooo:rsid="00800505" officeooo:paragraph-rsid="0084b945"/>
    </style:style>
    <style:style style:name="P87" style:family="paragraph" style:parent-style-name="Text_20_body">
      <style:text-properties officeooo:rsid="0088ba76" officeooo:paragraph-rsid="0088ba76"/>
    </style:style>
    <style:style style:name="P88" style:family="paragraph" style:parent-style-name="Text_20_body">
      <style:text-properties officeooo:rsid="008a7987" officeooo:paragraph-rsid="008a7987"/>
    </style:style>
    <style:style style:name="P89" style:family="paragraph" style:parent-style-name="Text_20_body">
      <style:text-properties officeooo:rsid="008a7987" officeooo:paragraph-rsid="008bb5a2"/>
    </style:style>
    <style:style style:name="P90" style:family="paragraph" style:parent-style-name="Text_20_body">
      <style:text-properties officeooo:rsid="008a7987" officeooo:paragraph-rsid="0093a36d"/>
    </style:style>
    <style:style style:name="P91" style:family="paragraph" style:parent-style-name="Text_20_body">
      <style:text-properties officeooo:rsid="008a7987" officeooo:paragraph-rsid="00988429"/>
    </style:style>
    <style:style style:name="P9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4" style:family="paragraph" style:parent-style-name="Heading_20_1" style:master-page-name="Cos">
      <style:paragraph-properties fo:text-align="center" style:justify-single-word="false" style:page-number="auto"/>
    </style:style>
    <style:style style:name="P95" style:family="paragraph" style:parent-style-name="Heading_20_1">
      <style:paragraph-properties fo:break-before="page"/>
    </style:style>
    <style:style style:name="P96" style:family="paragraph" style:parent-style-name="Heading_20_1">
      <style:paragraph-properties fo:break-before="page"/>
      <style:text-properties officeooo:rsid="002eabfc" officeooo:paragraph-rsid="002eabfc"/>
    </style:style>
    <style:style style:name="P97" style:family="paragraph" style:parent-style-name="Heading_20_1">
      <style:paragraph-properties fo:break-before="page"/>
      <style:text-properties officeooo:rsid="002eabfc" officeooo:paragraph-rsid="0057a248"/>
    </style:style>
    <style:style style:name="P98" style:family="paragraph" style:parent-style-name="Heading_20_1">
      <style:paragraph-properties fo:break-before="page"/>
      <style:text-properties officeooo:rsid="002eabfc" officeooo:paragraph-rsid="006ae27b"/>
    </style:style>
    <style:style style:name="P99" style:family="paragraph" style:parent-style-name="Heading_20_1">
      <style:paragraph-properties fo:break-before="page"/>
      <style:text-properties officeooo:rsid="002eabfc" officeooo:paragraph-rsid="007a0637"/>
    </style:style>
    <style:style style:name="P100" style:family="paragraph" style:parent-style-name="Heading_20_1">
      <style:paragraph-properties fo:break-before="page"/>
      <style:text-properties officeooo:rsid="002eabfc" officeooo:paragraph-rsid="007bc859"/>
    </style:style>
    <style:style style:name="P101" style:family="paragraph" style:parent-style-name="Heading_20_1">
      <style:paragraph-properties fo:break-before="page"/>
      <style:text-properties officeooo:rsid="002eabfc" officeooo:paragraph-rsid="007f5cbc"/>
    </style:style>
    <style:style style:name="P102" style:family="paragraph" style:parent-style-name="Heading_20_1">
      <style:paragraph-properties fo:break-before="page"/>
      <style:text-properties officeooo:rsid="002eabfc" officeooo:paragraph-rsid="0084b945"/>
    </style:style>
    <style:style style:name="P103" style:family="paragraph" style:parent-style-name="Heading_20_1">
      <style:paragraph-properties fo:break-before="page"/>
      <style:text-properties officeooo:rsid="002eabfc" officeooo:paragraph-rsid="0088ba76"/>
    </style:style>
    <style:style style:name="P104" style:family="paragraph" style:parent-style-name="Heading_20_1">
      <style:paragraph-properties fo:break-before="page"/>
      <style:text-properties officeooo:rsid="002eabfc" officeooo:paragraph-rsid="008a7987"/>
    </style:style>
    <style:style style:name="P105" style:family="paragraph" style:parent-style-name="Heading_20_1">
      <style:paragraph-properties fo:break-before="page"/>
      <style:text-properties officeooo:paragraph-rsid="0093a36d"/>
    </style:style>
    <style:style style:name="P106" style:family="paragraph" style:parent-style-name="Heading_20_1">
      <style:paragraph-properties fo:break-before="page"/>
      <style:text-properties officeooo:paragraph-rsid="00988429"/>
    </style:style>
    <style:style style:name="P107" style:family="paragraph" style:parent-style-name="Heading_20_1">
      <style:paragraph-properties fo:break-before="page"/>
      <style:text-properties officeooo:paragraph-rsid="009e8bf5"/>
    </style:style>
    <style:style style:name="P108" style:family="paragraph" style:parent-style-name="Heading_20_1">
      <style:paragraph-properties fo:break-before="page"/>
      <style:text-properties officeooo:paragraph-rsid="00ab7f5f"/>
    </style:style>
    <style:style style:name="P109" style:family="paragraph" style:parent-style-name="Heading_20_1">
      <style:paragraph-properties fo:break-before="page"/>
      <style:text-properties officeooo:paragraph-rsid="00af3a6a"/>
    </style:style>
    <style:style style:name="P110" style:family="paragraph" style:parent-style-name="Heading_20_2" style:list-style-name="">
      <style:text-properties officeooo:rsid="002eabfc" officeooo:paragraph-rsid="002eabfc"/>
    </style:style>
    <style:style style:name="P111" style:family="paragraph" style:parent-style-name="Heading_20_2" style:list-style-name="">
      <style:text-properties officeooo:rsid="002eabfc" officeooo:paragraph-rsid="0057a248"/>
    </style:style>
    <style:style style:name="P112" style:family="paragraph" style:parent-style-name="Heading_20_2" style:list-style-name="">
      <style:text-properties officeooo:rsid="002eabfc" officeooo:paragraph-rsid="005fa12a"/>
    </style:style>
    <style:style style:name="P113" style:family="paragraph" style:parent-style-name="Heading_20_2" style:list-style-name="">
      <style:text-properties officeooo:rsid="002eabfc" officeooo:paragraph-rsid="006ae27b"/>
    </style:style>
    <style:style style:name="P114" style:family="paragraph" style:parent-style-name="Heading_20_2" style:list-style-name="">
      <style:text-properties officeooo:rsid="002eabfc" officeooo:paragraph-rsid="0072d184"/>
    </style:style>
    <style:style style:name="P115" style:family="paragraph" style:parent-style-name="Heading_20_2" style:list-style-name="">
      <style:text-properties officeooo:rsid="002eabfc" officeooo:paragraph-rsid="007a0637"/>
    </style:style>
    <style:style style:name="P116" style:family="paragraph" style:parent-style-name="Heading_20_2" style:list-style-name="">
      <style:text-properties officeooo:rsid="002eabfc" officeooo:paragraph-rsid="007bc859"/>
    </style:style>
    <style:style style:name="P117" style:family="paragraph" style:parent-style-name="Heading_20_2">
      <style:text-properties officeooo:rsid="002eabfc" officeooo:paragraph-rsid="007f5cbc"/>
    </style:style>
    <style:style style:name="P118" style:family="paragraph" style:parent-style-name="Heading_20_2">
      <style:text-properties officeooo:rsid="002eabfc" officeooo:paragraph-rsid="0084b945"/>
    </style:style>
    <style:style style:name="P119" style:family="paragraph" style:parent-style-name="Heading_20_2">
      <style:text-properties officeooo:rsid="002eabfc" officeooo:paragraph-rsid="0088ba76"/>
    </style:style>
    <style:style style:name="P120" style:family="paragraph" style:parent-style-name="Heading_20_2">
      <style:text-properties officeooo:rsid="002eabfc" officeooo:paragraph-rsid="008a7987"/>
    </style:style>
    <style:style style:name="P121" style:family="paragraph" style:parent-style-name="Heading_20_2">
      <style:text-properties officeooo:rsid="002eabfc" officeooo:paragraph-rsid="008bb5a2"/>
    </style:style>
    <style:style style:name="P122" style:family="paragraph" style:parent-style-name="Heading_20_2">
      <style:text-properties officeooo:rsid="002eabfc" officeooo:paragraph-rsid="0093a36d"/>
    </style:style>
    <style:style style:name="P123" style:family="paragraph" style:parent-style-name="Heading_20_2">
      <style:text-properties officeooo:rsid="002eabfc" officeooo:paragraph-rsid="00988429"/>
    </style:style>
    <style:style style:name="P124" style:family="paragraph" style:parent-style-name="Heading_20_2">
      <style:text-properties officeooo:rsid="002eabfc" officeooo:paragraph-rsid="009e8bf5"/>
    </style:style>
    <style:style style:name="P125" style:family="paragraph" style:parent-style-name="Heading_20_2">
      <style:text-properties officeooo:rsid="002eabfc" officeooo:paragraph-rsid="00ab7f5f"/>
    </style:style>
    <style:style style:name="P126" style:family="paragraph" style:parent-style-name="Heading_20_2">
      <style:text-properties officeooo:rsid="002eabfc" officeooo:paragraph-rsid="00af3a6a"/>
    </style:style>
    <style:style style:name="P127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128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129" style:family="paragraph" style:parent-style-name="Text_20_body" style:list-style-name="L1"/>
    <style:style style:name="P130" style:family="paragraph" style:parent-style-name="Text_20_body" style:list-style-name="L1">
      <style:text-properties officeooo:paragraph-rsid="00af3a6a"/>
    </style:style>
    <style:style style:name="P131" style:family="paragraph" style:parent-style-name="Text_20_body" style:list-style-name="L1">
      <style:text-properties officeooo:paragraph-rsid="00b2295c"/>
    </style:style>
    <style:style style:name="P132" style:family="paragraph" style:parent-style-name="Text_20_body" style:list-style-name="L2">
      <style:text-properties style:text-underline-style="none" officeooo:rsid="007886d6" officeooo:paragraph-rsid="007886d6"/>
    </style:style>
    <style:style style:name="P133" style:family="paragraph" style:parent-style-name="Text_20_body" style:list-style-name="L2">
      <style:text-properties style:text-underline-style="none" officeooo:rsid="0051e905" officeooo:paragraph-rsid="004a67fb"/>
    </style:style>
    <style:style style:name="P134" style:family="paragraph" style:parent-style-name="Text_20_body" style:list-style-name="L2">
      <style:text-properties style:text-underline-style="none" officeooo:rsid="0055a251" officeooo:paragraph-rsid="0052e7ec"/>
    </style:style>
    <style:style style:name="P135" style:family="paragraph" style:parent-style-name="Text_20_body" style:list-style-name="L3">
      <style:text-properties officeooo:rsid="00366cb8" officeooo:paragraph-rsid="003f3001"/>
    </style:style>
    <style:style style:name="P136" style:family="paragraph" style:parent-style-name="Text_20_body" style:list-style-name="L3">
      <style:text-properties officeooo:rsid="00366cb8" officeooo:paragraph-rsid="005fa12a"/>
    </style:style>
    <style:style style:name="P137" style:family="paragraph" style:parent-style-name="Text_20_body" style:list-style-name="L3">
      <style:text-properties officeooo:rsid="00472b41" officeooo:paragraph-rsid="004670ae"/>
    </style:style>
    <style:style style:name="P138" style:family="paragraph" style:parent-style-name="Text_20_body" style:list-style-name="L3">
      <style:text-properties officeooo:rsid="00485f33" officeooo:paragraph-rsid="00485f33"/>
    </style:style>
    <style:style style:name="P139" style:family="paragraph" style:parent-style-name="Text_20_body" style:list-style-name="L3">
      <style:text-properties officeooo:rsid="004d05be" officeooo:paragraph-rsid="004ed09e"/>
    </style:style>
    <style:style style:name="P140" style:family="paragraph" style:parent-style-name="Text_20_body" style:list-style-name="L4">
      <style:text-properties officeooo:rsid="004161ac" officeooo:paragraph-rsid="004161ac"/>
    </style:style>
    <style:style style:name="P141" style:family="paragraph" style:parent-style-name="Text_20_body" style:list-style-name="L5">
      <style:text-properties officeooo:rsid="004161ac" officeooo:paragraph-rsid="005fa12a"/>
    </style:style>
    <style:style style:name="P142" style:family="paragraph" style:parent-style-name="Text_20_body" style:list-style-name="L5">
      <style:text-properties officeooo:rsid="004161ac" officeooo:paragraph-rsid="0066fecb"/>
    </style:style>
    <style:style style:name="P143" style:family="paragraph" style:parent-style-name="Text_20_body" style:list-style-name="L4">
      <style:text-properties officeooo:rsid="004ed09e" officeooo:paragraph-rsid="004ed09e"/>
    </style:style>
    <style:style style:name="P144" style:family="paragraph" style:parent-style-name="Text_20_body" style:list-style-name="L2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145" style:family="paragraph" style:parent-style-name="Text_20_body" style:list-style-name="L3">
      <style:text-properties officeooo:rsid="0064927f" officeooo:paragraph-rsid="0064927f"/>
    </style:style>
    <style:style style:name="P146" style:family="paragraph" style:parent-style-name="Text_20_body" style:list-style-name="L6">
      <style:text-properties officeooo:rsid="0073ea62" officeooo:paragraph-rsid="0073ea62"/>
    </style:style>
    <style:style style:name="P147" style:family="paragraph" style:parent-style-name="Text_20_body" style:list-style-name="L6">
      <style:text-properties officeooo:rsid="0074ef60" officeooo:paragraph-rsid="0074ef60"/>
    </style:style>
    <style:style style:name="P148" style:family="paragraph" style:parent-style-name="Text_20_body" style:list-style-name="L3">
      <style:text-properties officeooo:rsid="0074ef60" officeooo:paragraph-rsid="0074ef60"/>
    </style:style>
    <style:style style:name="P149" style:family="paragraph" style:parent-style-name="Text_20_body" style:list-style-name="L7">
      <style:text-properties officeooo:rsid="0074ef60" officeooo:paragraph-rsid="0074ef60"/>
    </style:style>
    <style:style style:name="P150" style:family="paragraph" style:parent-style-name="Text_20_body" style:list-style-name="L6">
      <style:text-properties officeooo:rsid="007a0637" officeooo:paragraph-rsid="007a0637"/>
    </style:style>
    <style:style style:name="P151" style:family="paragraph" style:parent-style-name="Text_20_body" style:list-style-name="L8">
      <style:text-properties officeooo:rsid="007a0637" officeooo:paragraph-rsid="007a0637"/>
    </style:style>
    <style:style style:name="P152" style:family="paragraph" style:parent-style-name="Text_20_body" style:list-style-name="L13">
      <style:text-properties officeooo:rsid="007a0637" officeooo:paragraph-rsid="00860e30"/>
    </style:style>
    <style:style style:name="P153" style:family="paragraph" style:parent-style-name="Text_20_body" style:list-style-name="L13">
      <style:text-properties officeooo:rsid="007a0637" officeooo:paragraph-rsid="00800505"/>
    </style:style>
    <style:style style:name="P154" style:family="paragraph" style:parent-style-name="Text_20_body" style:list-style-name="L13">
      <style:text-properties officeooo:rsid="007a0637" officeooo:paragraph-rsid="00831850"/>
    </style:style>
    <style:style style:name="P155" style:family="paragraph" style:parent-style-name="Text_20_body" style:list-style-name="L15">
      <style:text-properties officeooo:rsid="007a0637" officeooo:paragraph-rsid="0084b945"/>
    </style:style>
    <style:style style:name="P156" style:family="paragraph" style:parent-style-name="Text_20_body" style:list-style-name="L9">
      <style:text-properties officeooo:rsid="007f5cbc" officeooo:paragraph-rsid="007f5cbc"/>
    </style:style>
    <style:style style:name="P157" style:family="paragraph" style:parent-style-name="Text_20_body" style:list-style-name="L10">
      <style:text-properties officeooo:rsid="007f5cbc" officeooo:paragraph-rsid="007f5cbc"/>
    </style:style>
    <style:style style:name="P158" style:family="paragraph" style:parent-style-name="Text_20_body" style:list-style-name="L11">
      <style:text-properties officeooo:rsid="007f5cbc" officeooo:paragraph-rsid="007f5cbc"/>
    </style:style>
    <style:style style:name="P159" style:family="paragraph" style:parent-style-name="Text_20_body" style:list-style-name="L6">
      <style:text-properties officeooo:rsid="007d7057" officeooo:paragraph-rsid="00800505"/>
    </style:style>
    <style:style style:name="P160" style:family="paragraph" style:parent-style-name="Text_20_body" style:list-style-name="L12">
      <style:text-properties officeooo:rsid="007d7057" officeooo:paragraph-rsid="00800505"/>
    </style:style>
    <style:style style:name="P161" style:family="paragraph" style:parent-style-name="Text_20_body" style:list-style-name="L12">
      <style:text-properties officeooo:rsid="007d7057" officeooo:paragraph-rsid="00831850"/>
    </style:style>
    <style:style style:name="P162" style:family="paragraph" style:parent-style-name="Text_20_body" style:list-style-name="L12">
      <style:text-properties officeooo:paragraph-rsid="00800505"/>
    </style:style>
    <style:style style:name="P163" style:family="paragraph" style:parent-style-name="Text_20_body" style:list-style-name="L14">
      <style:text-properties officeooo:rsid="00800505" officeooo:paragraph-rsid="00800505"/>
    </style:style>
    <style:style style:name="P164" style:family="paragraph" style:parent-style-name="Text_20_body" style:list-style-name="L16">
      <style:text-properties officeooo:rsid="00800505" officeooo:paragraph-rsid="0084b945"/>
    </style:style>
    <style:style style:name="P165" style:family="paragraph" style:parent-style-name="Text_20_body" style:list-style-name="L12">
      <style:text-properties officeooo:rsid="0084b945" officeooo:paragraph-rsid="0084b945"/>
    </style:style>
    <style:style style:name="P166" style:family="paragraph" style:parent-style-name="Text_20_body" style:list-style-name="L12">
      <style:text-properties officeooo:rsid="00898109" officeooo:paragraph-rsid="00898109"/>
    </style:style>
    <style:style style:name="P167" style:family="paragraph" style:parent-style-name="Text_20_body" style:list-style-name="L17">
      <style:text-properties officeooo:rsid="00898109" officeooo:paragraph-rsid="00898109"/>
    </style:style>
    <style:style style:name="P168" style:family="paragraph" style:parent-style-name="Text_20_body" style:list-style-name="L18">
      <style:text-properties officeooo:rsid="0088ba76" officeooo:paragraph-rsid="0088ba76"/>
    </style:style>
    <style:style style:name="P169" style:family="paragraph" style:parent-style-name="Text_20_body" style:list-style-name="L12">
      <style:text-properties officeooo:rsid="008a7987" officeooo:paragraph-rsid="008a7987"/>
    </style:style>
    <style:style style:name="P170" style:family="paragraph" style:parent-style-name="Text_20_body" style:list-style-name="L19">
      <style:text-properties officeooo:rsid="008a7987" officeooo:paragraph-rsid="008a7987"/>
    </style:style>
    <style:style style:name="P171" style:family="paragraph" style:parent-style-name="Text_20_body" style:list-style-name="L20">
      <style:text-properties officeooo:rsid="008a7987" officeooo:paragraph-rsid="008a7987"/>
    </style:style>
    <style:style style:name="P172" style:family="paragraph" style:parent-style-name="Text_20_body" style:list-style-name="L21">
      <style:text-properties officeooo:rsid="008a7987" officeooo:paragraph-rsid="008bb5a2"/>
    </style:style>
    <style:style style:name="P173" style:family="paragraph" style:parent-style-name="Text_20_body" style:list-style-name="L22">
      <style:text-properties officeooo:rsid="008a7987" officeooo:paragraph-rsid="008bb5a2"/>
    </style:style>
    <style:style style:name="P174" style:family="paragraph" style:parent-style-name="Text_20_body" style:list-style-name="L23">
      <style:text-properties officeooo:rsid="008a7987" officeooo:paragraph-rsid="00955b9d"/>
    </style:style>
    <style:style style:name="P175" style:family="paragraph" style:parent-style-name="Text_20_body" style:list-style-name="L24">
      <style:text-properties officeooo:rsid="008a7987" officeooo:paragraph-rsid="00955b9d"/>
    </style:style>
    <style:style style:name="P176" style:family="paragraph" style:parent-style-name="Text_20_body" style:list-style-name="L25">
      <style:text-properties officeooo:rsid="008a7987" officeooo:paragraph-rsid="00988429"/>
    </style:style>
    <style:style style:name="P177" style:family="paragraph" style:parent-style-name="Text_20_body" style:list-style-name="L28">
      <style:text-properties officeooo:rsid="008a7987" officeooo:paragraph-rsid="009e8bf5"/>
    </style:style>
    <style:style style:name="P178" style:family="paragraph" style:parent-style-name="Text_20_body" style:list-style-name="L28">
      <style:text-properties officeooo:rsid="008a7987" officeooo:paragraph-rsid="00a3d48d"/>
    </style:style>
    <style:style style:name="P179" style:family="paragraph" style:parent-style-name="Text_20_body" style:list-style-name="L28">
      <style:text-properties officeooo:rsid="008a7987" officeooo:paragraph-rsid="00a4fd94"/>
    </style:style>
    <style:style style:name="P180" style:family="paragraph" style:parent-style-name="Text_20_body" style:list-style-name="L30">
      <style:text-properties officeooo:rsid="008a7987" officeooo:paragraph-rsid="00ab7f5f"/>
    </style:style>
    <style:style style:name="P181" style:family="paragraph" style:parent-style-name="Text_20_body" style:list-style-name="L32">
      <style:text-properties officeooo:rsid="008a7987" officeooo:paragraph-rsid="00b3ce64"/>
    </style:style>
    <style:style style:name="P182" style:family="paragraph" style:parent-style-name="Text_20_body" style:list-style-name="L12">
      <style:text-properties officeooo:rsid="008b8d1b" officeooo:paragraph-rsid="008b8d1b"/>
    </style:style>
    <style:style style:name="P183" style:family="paragraph" style:parent-style-name="Text_20_body" style:list-style-name="L12">
      <style:text-properties officeooo:rsid="008b8d1b" officeooo:paragraph-rsid="008bb5a2"/>
    </style:style>
    <style:style style:name="P184" style:family="paragraph" style:parent-style-name="Text_20_body" style:list-style-name="L12">
      <style:text-properties officeooo:rsid="008b8d1b" officeooo:paragraph-rsid="0093a36d"/>
    </style:style>
    <style:style style:name="P185" style:family="paragraph" style:parent-style-name="Text_20_body" style:list-style-name="L12">
      <style:text-properties officeooo:rsid="008b8d1b" officeooo:paragraph-rsid="00988429"/>
    </style:style>
    <style:style style:name="P186" style:family="paragraph" style:parent-style-name="Text_20_body" style:list-style-name="L12">
      <style:text-properties officeooo:rsid="009c5aef" officeooo:paragraph-rsid="009c5aef"/>
    </style:style>
    <style:style style:name="P187" style:family="paragraph" style:parent-style-name="Text_20_body" style:list-style-name="L26">
      <style:text-properties officeooo:rsid="00988429" officeooo:paragraph-rsid="00988429"/>
    </style:style>
    <style:style style:name="P188" style:family="paragraph" style:parent-style-name="Text_20_body" style:list-style-name="L29">
      <style:text-properties officeooo:rsid="00988429" officeooo:paragraph-rsid="00a57486"/>
    </style:style>
    <style:style style:name="P189" style:family="paragraph" style:parent-style-name="Text_20_body" style:list-style-name="L27"/>
    <style:style style:name="P190" style:family="paragraph" style:parent-style-name="Text_20_body" style:list-style-name="L28">
      <style:text-properties officeooo:paragraph-rsid="009e8bf5"/>
    </style:style>
    <style:style style:name="P191" style:family="paragraph" style:parent-style-name="Text_20_body" style:list-style-name="L28">
      <style:text-properties officeooo:paragraph-rsid="00a3d48d"/>
    </style:style>
    <style:style style:name="P192" style:family="paragraph" style:parent-style-name="Text_20_body" style:list-style-name="L28">
      <style:text-properties officeooo:paragraph-rsid="00a4fd94"/>
    </style:style>
    <style:style style:name="P193" style:family="paragraph" style:parent-style-name="Text_20_body" style:list-style-name="L29">
      <style:text-properties officeooo:paragraph-rsid="00a57486"/>
    </style:style>
    <style:style style:name="P194" style:family="paragraph" style:parent-style-name="Text_20_body" style:list-style-name="L30">
      <style:text-properties officeooo:paragraph-rsid="00ab7f5f"/>
    </style:style>
    <style:style style:name="P195" style:family="paragraph" style:parent-style-name="Text_20_body" style:list-style-name="L31">
      <style:text-properties officeooo:rsid="00ab7f5f" officeooo:paragraph-rsid="00ab7f5f"/>
    </style:style>
    <style:style style:name="P196" style:family="paragraph" style:parent-style-name="Text_20_body" style:list-style-name="L33">
      <style:text-properties officeooo:rsid="00ab7f5f" officeooo:paragraph-rsid="00af3a6a"/>
    </style:style>
    <style:style style:name="P197" style:family="paragraph" style:parent-style-name="Text_20_body" style:list-style-name="L1">
      <style:text-properties officeooo:rsid="00b115f8" officeooo:paragraph-rsid="00b115f8"/>
    </style:style>
    <style:style style:name="P198" style:family="paragraph" style:parent-style-name="Text_20_body" style:list-style-name="L1">
      <style:text-properties officeooo:rsid="00b2295c" officeooo:paragraph-rsid="00b2295c"/>
    </style:style>
    <style:style style:name="P199" style:family="paragraph" style:parent-style-name="Text_20_body" style:list-style-name="L32">
      <style:text-properties officeooo:paragraph-rsid="00af3a6a"/>
    </style:style>
    <style:style style:name="P20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officeooo:rsid="00a89a22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ad5bab" style:font-name-complex="Arial Narrow1"/>
    </style:style>
    <style:style style:name="T5" style:family="text">
      <style:text-properties officeooo:rsid="002651fa"/>
    </style:style>
    <style:style style:name="T6" style:family="text">
      <style:text-properties officeooo:rsid="0026b597"/>
    </style:style>
    <style:style style:name="T7" style:family="text">
      <style:text-properties officeooo:rsid="002eabfc"/>
    </style:style>
    <style:style style:name="T8" style:family="text">
      <style:text-properties officeooo:rsid="00326504"/>
    </style:style>
    <style:style style:name="T9" style:family="text">
      <style:text-properties officeooo:rsid="0038a6a4"/>
    </style:style>
    <style:style style:name="T10" style:family="text">
      <style:text-properties officeooo:rsid="003d82bb"/>
    </style:style>
    <style:style style:name="T11" style:family="text">
      <style:text-properties officeooo:rsid="003f3001"/>
    </style:style>
    <style:style style:name="T12" style:family="text">
      <style:text-properties officeooo:rsid="0047c65e"/>
    </style:style>
    <style:style style:name="T13" style:family="text">
      <style:text-properties officeooo:rsid="004ed09e"/>
    </style:style>
    <style:style style:name="T14" style:family="text">
      <style:text-properties officeooo:rsid="0057a248"/>
    </style:style>
    <style:style style:name="T15" style:family="text">
      <style:text-properties officeooo:rsid="005fa12a"/>
    </style:style>
    <style:style style:name="T16" style:family="text">
      <style:text-properties officeooo:rsid="0068ec41"/>
    </style:style>
    <style:style style:name="T17" style:family="text">
      <style:text-properties officeooo:rsid="0069e53e"/>
    </style:style>
    <style:style style:name="T18" style:family="text">
      <style:text-properties officeooo:rsid="006ae27b"/>
    </style:style>
    <style:style style:name="T19" style:family="text">
      <style:text-properties officeooo:rsid="007a0637"/>
    </style:style>
    <style:style style:name="T20" style:family="text">
      <style:text-properties officeooo:rsid="007f5cbc"/>
    </style:style>
    <style:style style:name="T21" style:family="text">
      <style:text-properties officeooo:rsid="007d7057"/>
    </style:style>
    <style:style style:name="T22" style:family="text">
      <style:text-properties officeooo:rsid="007fd8b8"/>
    </style:style>
    <style:style style:name="T23" style:family="text">
      <style:text-properties officeooo:rsid="00800505"/>
    </style:style>
    <style:style style:name="T24" style:family="text">
      <style:text-properties officeooo:rsid="00831850"/>
    </style:style>
    <style:style style:name="T25" style:family="text">
      <style:text-properties officeooo:rsid="0084b945"/>
    </style:style>
    <style:style style:name="T26" style:family="text">
      <style:text-properties officeooo:rsid="008543db"/>
    </style:style>
    <style:style style:name="T27" style:family="text">
      <style:text-properties officeooo:rsid="00860e30"/>
    </style:style>
    <style:style style:name="T28" style:family="text">
      <style:text-properties officeooo:rsid="0088ba76"/>
    </style:style>
    <style:style style:name="T29" style:family="text">
      <style:text-properties officeooo:rsid="008a7987"/>
    </style:style>
    <style:style style:name="T30" style:family="text">
      <style:text-properties officeooo:rsid="008e81d1"/>
    </style:style>
    <style:style style:name="T31" style:family="text">
      <style:text-properties fo:color="#f39000" style:font-name="Calibri1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2" style:family="text">
      <style:text-properties fo:color="#f39000" style:font-name="Calibri1" fo:font-size="16pt" fo:font-style="normal" fo:font-weight="bold" officeooo:rsid="00ab7f5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fo:color="#f39000" style:font-name="Calibri1" fo:font-size="16pt" fo:font-style="normal" fo:font-weight="bold" officeooo:rsid="00af3a6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officeooo:rsid="00955b9d"/>
    </style:style>
    <style:style style:name="T35" style:family="text">
      <style:text-properties officeooo:rsid="00994687"/>
    </style:style>
    <style:style style:name="T36" style:family="text">
      <style:text-properties officeooo:rsid="008b8d1b"/>
    </style:style>
    <style:style style:name="T37" style:family="text">
      <style:text-properties officeooo:rsid="009e8bf5"/>
    </style:style>
    <style:style style:name="T38" style:family="text">
      <style:text-properties officeooo:rsid="00a2b504"/>
    </style:style>
    <style:style style:name="T39" style:family="text">
      <style:text-properties officeooo:rsid="00a3d48d"/>
    </style:style>
    <style:style style:name="T40" style:family="text">
      <style:text-properties officeooo:rsid="00a4fd94"/>
    </style:style>
    <style:style style:name="T41" style:family="text">
      <style:text-properties officeooo:rsid="00988429"/>
    </style:style>
    <style:style style:name="T42" style:family="text">
      <style:text-properties officeooo:rsid="00a57486"/>
    </style:style>
    <style:style style:name="T43" style:family="text">
      <style:text-properties style:text-underline-style="none"/>
    </style:style>
    <style:style style:name="T44" style:family="text">
      <style:text-properties officeooo:rsid="00a89a22"/>
    </style:style>
    <style:style style:name="T45" style:family="text">
      <style:text-properties officeooo:rsid="00ab7f5f"/>
    </style:style>
    <style:style style:name="T46" style:family="text">
      <style:text-properties officeooo:rsid="00ad5bab"/>
    </style:style>
    <style:style style:name="T47" style:family="text">
      <style:text-properties officeooo:rsid="00af3a6a"/>
    </style:style>
    <style:style style:name="T48" style:family="text">
      <style:text-properties officeooo:rsid="00b115f8"/>
    </style:style>
    <style:style style:name="T49" style:family="text">
      <style:text-properties officeooo:rsid="00b3ce64"/>
    </style:style>
    <style:style style:name="T50" style:family="text">
      <style:text-properties officeooo:rsid="00b2295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tracked-changes>
        <text:changed-region xml:id="ct94084709273696" text:id="ct94084709273696">
          <text:insertion>
            <office:change-info>
              <dc:creator>Autor desconocido</dc:creator>
              <dc:date>2020-10-01T09:04:26</dc:date>
            </office:change-info>
          </text:insertion>
        </text:changed-region>
        <text:changed-region xml:id="ct94084709274528" text:id="ct94084709274528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084709275952" text:id="ct94084709275952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084709278352" text:id="ct94084709278352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084709279344" text:id="ct94084709279344">
          <text:insertion>
            <office:change-info>
              <dc:creator>Autor desconocido</dc:creator>
              <dc:date>2020-10-23T08:51:48</dc:date>
            </office:change-info>
          </text:insertion>
        </text:changed-region>
        <text:changed-region xml:id="ct94084709279936" text:id="ct94084709279936">
          <text:insertion>
            <office:change-info>
              <dc:creator>Autor desconocido</dc:creator>
              <dc:date>2020-10-23T08:51:54</dc:date>
            </office:change-info>
          </text:insertion>
        </text:changed-region>
        <text:changed-region xml:id="ct94084709280528" text:id="ct94084709280528">
          <text:insertion>
            <office:change-info>
              <dc:creator>Autor desconocido</dc:creator>
              <dc:date>2020-10-23T08:51:55</dc:date>
            </office:change-info>
          </text:insertion>
        </text:changed-region>
        <text:changed-region xml:id="ct94084709282992" text:id="ct94084709282992">
          <text:insertion>
            <office:change-info>
              <dc:creator>Autor desconocido</dc:creator>
              <dc:date>2020-10-23T08:52:01</dc:date>
            </office:change-info>
          </text:insertion>
        </text:changed-region>
        <text:changed-region xml:id="ct94084709097712" text:id="ct94084709097712">
          <text:deletion>
            <office:change-info>
              <dc:creator>Autor desconocido</dc:creator>
              <dc:date>2020-10-01T09:03:28</dc:date>
            </office:change-info>
            <text:p text:style-name="P70"><text:span text:style-name="T25"><text:date style:data-style-name="N104" text:date-value="2020-11-04T10:31:21.322918762">4.11.20</text:date></text:span></text:p>
          </text:deletion>
        </text:changed-region>
        <text:changed-region xml:id="ct94084709704688" text:id="ct94084709704688">
          <text:insertion>
            <office:change-info>
              <dc:creator>Autor desconocido</dc:creator>
              <dc:date>2020-10-01T09:03:28</dc:date>
            </office:change-info>
          </text:insertion>
        </text:changed-region>
        <text:changed-region xml:id="ct94084710405152" text:id="ct94084710405152">
          <text:deletion>
            <office:change-info>
              <dc:creator>Autor desconocido</dc:creator>
              <dc:date>2020-10-23T08:52:55</dc:date>
            </office:change-info>
            <text:p text:style-name="P68"><text:date style:data-style-name="N104" text:date-value="2020-11-04T10:31:21.323048891">4.11.20</text:date></text:p>
          </text:deletion>
        </text:changed-region>
        <text:changed-region xml:id="ct94084709834880" text:id="ct94084709834880">
          <text:insertion>
            <office:change-info>
              <dc:creator>Autor desconocido</dc:creator>
              <dc:date>2020-10-23T08:52:56</dc:date>
            </office:change-info>
          </text:insertion>
        </text:changed-region>
        <text:changed-region xml:id="ct94084709527728" text:id="ct94084709527728">
          <text:insertion>
            <office:change-info>
              <dc:creator>Autor desconocido</dc:creator>
              <dc:date>2020-10-23T08:53:00</dc:date>
            </office:change-info>
          </text:insertion>
        </text:changed-region>
        <text:changed-region xml:id="ct94084710589328" text:id="ct94084710589328">
          <text:deletion>
            <office:change-info>
              <dc:creator>Autor desconocido</dc:creator>
              <dc:date>2020-10-01T08:57:01</dc:date>
            </office:change-info>
            <text:p text:style-name="Text_20_body">#</text:p>
          </text:deletion>
        </text:changed-region>
        <text:changed-region xml:id="ct94084710523680" text:id="ct94084710523680">
          <text:insertion>
            <office:change-info>
              <dc:creator>Autor desconocido</dc:creator>
              <dc:date>2020-10-01T08:57:01</dc:date>
            </office:change-info>
          </text:insertion>
        </text:changed-region>
        <text:changed-region xml:id="ct94084709686608" text:id="ct94084709686608">
          <text:insertion>
            <office:change-info>
              <dc:creator>Autor desconocido</dc:creator>
              <dc:date>2020-10-01T08:53:32</dc:date>
            </office:change-info>
          </text:insertion>
        </text:changed-region>
        <text:changed-region xml:id="ct94084709686368" text:id="ct94084709686368">
          <text:insertion>
            <office:change-info>
              <dc:creator>Autor desconocido</dc:creator>
              <dc:date>2020-10-01T08:57:25</dc:date>
            </office:change-info>
          </text:insertion>
        </text:changed-region>
        <text:changed-region xml:id="ct94084710472672" text:id="ct94084710472672">
          <text:deletion>
            <office:change-info>
              <dc:creator>Autor desconocido</dc:creator>
              <dc:date>2020-10-01T08:57:23</dc:date>
            </office:change-info>
            <text:p text:style-name="Text_20_body">#496</text:p>
          </text:deletion>
        </text:changed-region>
        <text:changed-region xml:id="ct94084710476320" text:id="ct94084710476320">
          <text:deletion>
            <office:change-info>
              <dc:creator>Autor desconocido</dc:creator>
              <dc:date>2020-10-01T08:57:36</dc:date>
            </office:change-info>
            <text:list xml:id="list228937440" text:style-name="L1">
              <text:list-item>
                <text:p text:style-name="P129"/>
              </text:list-item>
              <text:list-item>
                <text:p text:style-name="P129"/>
              </text:list-item>
            </text:list>
          </text:deletion>
        </text:changed-region>
        <text:changed-region xml:id="ct94084710477216" text:id="ct94084710477216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4084710495392" text:id="ct94084710495392">
          <text:insertion>
            <office:change-info>
              <dc:creator>Autor desconocido</dc:creator>
              <dc:date>2020-10-01T08:58:44</dc:date>
            </office:change-info>
          </text:insertion>
        </text:changed-region>
        <text:changed-region xml:id="ct94084710498272" text:id="ct94084710498272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4084710499904" text:id="ct94084710499904">
          <text:insertion>
            <office:change-info>
              <dc:creator>Autor desconocido</dc:creator>
              <dc:date>2020-10-01T08:59:42</dc:date>
            </office:change-info>
          </text:insertion>
        </text:changed-region>
        <text:changed-region xml:id="ct94084710521200" text:id="ct94084710521200">
          <text:insertion>
            <office:change-info>
              <dc:creator>Autor desconocido</dc:creator>
              <dc:date>2020-10-01T08:55:09</dc:date>
            </office:change-info>
          </text:insertion>
        </text:changed-region>
        <text:changed-region xml:id="ct94084710522496" text:id="ct94084710522496">
          <text:insertion>
            <office:change-info>
              <dc:creator>Autor desconocido</dc:creator>
              <dc:date>2020-10-01T09:00:21</dc:date>
            </office:change-info>
          </text:insertion>
        </text:changed-region>
        <text:changed-region xml:id="ct94084710526240" text:id="ct94084710526240">
          <text:insertion>
            <office:change-info>
              <dc:creator>Autor desconocido</dc:creator>
              <dc:date>2020-10-01T08:56:03</dc:date>
            </office:change-info>
          </text:insertion>
        </text:changed-region>
        <text:changed-region xml:id="ct94084710539024" text:id="ct94084710539024">
          <text:insertion>
            <office:change-info>
              <dc:creator>Autor desconocido</dc:creator>
              <dc:date>2020-10-01T09:00:44</dc:date>
            </office:change-info>
          </text:insertion>
        </text:changed-region>
        <text:changed-region xml:id="ct94084710542656" text:id="ct94084710542656">
          <text:insertion>
            <office:change-info>
              <dc:creator>Autor desconocido</dc:creator>
              <dc:date>2020-10-05T15:50:15</dc:date>
            </office:change-info>
          </text:insertion>
        </text:changed-region>
        <text:changed-region xml:id="ct94084710617568" text:id="ct94084710617568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4084710676256" text:id="ct94084710676256">
          <text:insertion>
            <office:change-info>
              <dc:creator>Autor desconocido</dc:creator>
              <dc:date>2020-11-04T10:28:56</dc:date>
            </office:change-info>
          </text:insertion>
        </text:changed-region>
        <text:changed-region xml:id="ct94084710679792" text:id="ct94084710679792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4084710680976" text:id="ct94084710680976">
          <text:insertion>
            <office:change-info>
              <dc:creator>Autor desconocido</dc:creator>
              <dc:date>2020-11-04T10:28:29</dc:date>
            </office:change-info>
          </text:insertion>
        </text:changed-region>
        <text:changed-region xml:id="ct94084710718976" text:id="ct94084710718976">
          <text:insertion>
            <office:change-info>
              <dc:creator>Autor desconocido</dc:creator>
              <dc:date>2020-10-23T08:52:3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33" draw:style-name="gr1"><draw:frame draw:name="Picture 2" draw:style-name="gr2" draw:text-style-name="P200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200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2"><text:span text:style-name="T7">RIPEA: </text:span>Control de versions</text:p>
      <text:p text:style-name="P28"><text:span text:style-name="T7">desembre </text:span>de <text:span text:style-name="T5">2018</text:span></text:p>
      <text:p text:style-name="P29">Serveis d’Administració Electrònica en el Govern de les Illes Balears</text:p>
      <text:p text:style-name="P30">Lot 3 (Serveis de tramitació d’expedients electrònics)</text:p>
      <text:p text:style-name="P30"/>
      <text:p text:style-name="P30"/>
      <text:p text:style-name="P30"/>
      <text:p text:style-name="P30"/>
      <text:p text:style-name="P31">Oficina Tècnica de Direcció de Projecte</text:p>
      <text:list xml:id="list436464213" text:style-name="Outline">
        <text:list-header>
          <text:h text:style-name="P9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4">Data</text:p>
          </table:table-cell>
          <table:table-cell table:style-name="Taula1.B2" office:value-type="string">
            <text:p text:style-name="P35">Autor</text:p>
          </table:table-cell>
          <table:table-cell table:style-name="Taula1.B2" office:value-type="string">
            <text:p text:style-name="P35">Versió</text:p>
          </table:table-cell>
          <table:table-cell table:style-name="Taula1.D2" office:value-type="string">
            <text:p text:style-name="P35">Canvis</text:p>
          </table:table-cell>
        </table:table-row>
        <table:table-row table:style-name="Taula1.1">
          <table:table-cell table:style-name="Taula1.A3" office:value-type="string">
            <text:p text:style-name="P36"><text:span text:style-name="T6">26</text:span>/<text:span text:style-name="T6">10</text:span>/<text:span text:style-name="T6">2018</text:span></text:p>
          </table:table-cell>
          <table:table-cell table:style-name="Taula1.B3" office:value-type="string">
            <text:p text:style-name="P39">Límit Tecnologies</text:p>
          </table:table-cell>
          <table:table-cell table:style-name="Taula1.C3" office:value-type="string">
            <text:p text:style-name="P36">1.0</text:p>
          </table:table-cell>
          <table:table-cell table:style-name="Taula1.D3" office:value-type="string">
            <text:p text:style-name="P36">Versió inicial</text:p>
          </table:table-cell>
        </table:table-row>
        <table:table-row table:style-name="Taula1.1">
          <table:table-cell table:style-name="Taula1.A4" office:value-type="string">
            <text:p text:style-name="P37"><text:span text:style-name="T16">05</text:span>/<text:span text:style-name="T6">12</text:span>/<text:span text:style-name="T6">2018</text:span></text:p>
          </table:table-cell>
          <table:table-cell table:style-name="Taula1.B4" office:value-type="string">
            <text:p text:style-name="P40">Límit Tecnologies</text:p>
          </table:table-cell>
          <table:table-cell table:style-name="Taula1.C4" office:value-type="string">
            <text:p text:style-name="P42">1.1</text:p>
          </table:table-cell>
          <table:table-cell table:style-name="Taula1.D4" office:value-type="string">
            <text:p text:style-name="P36"><text:span text:style-name="T16">Release</text:span> <text:span text:style-name="T16">0.9.65</text:span></text:p>
          </table:table-cell>
        </table:table-row>
        <table:table-row table:style-name="Taula1.1">
          <table:table-cell table:style-name="Taula1.A5" office:value-type="string">
            <text:p text:style-name="P42">25/04/2019</text:p>
          </table:table-cell>
          <table:table-cell table:style-name="Taula1.B5" office:value-type="string">
            <text:p text:style-name="P40">Límit Tecnologies</text:p>
          </table:table-cell>
          <table:table-cell table:style-name="Taula1.C5" office:value-type="string">
            <text:p text:style-name="P42">1.2</text:p>
          </table:table-cell>
          <table:table-cell table:style-name="Taula1.D5" office:value-type="string">
            <text:p text:style-name="P36"><text:span text:style-name="T16">Release</text:span> <text:span text:style-name="T16">0.9.66</text:span></text:p>
          </table:table-cell>
        </table:table-row>
        <table:table-row table:style-name="Taula1.1">
          <table:table-cell table:style-name="Taula1.A6" office:value-type="string">
            <text:p text:style-name="P46"><text:span text:style-name="T2">14</text:span><text:span text:style-name="T3">/</text:span><text:span text:style-name="T2">09</text:span><text:span text:style-name="T3">/20</text:span><text:span text:style-name="T2">20</text:span></text:p>
          </table:table-cell>
          <table:table-cell table:style-name="Taula1.B6" office:value-type="string">
            <text:p text:style-name="P40">Límit Tecnologies</text:p>
          </table:table-cell>
          <table:table-cell table:style-name="Taula1.C6" office:value-type="string">
            <text:p text:style-name="P42">1.<text:span text:style-name="T44">3</text:span></text:p>
          </table:table-cell>
          <table:table-cell table:style-name="Taula1.D6" office:value-type="string">
            <text:p text:style-name="P36"><text:span text:style-name="T16">Release</text:span> <text:span text:style-name="T16">0.9.</text:span><text:span text:style-name="T44">75</text:span></text:p>
          </table:table-cell>
        </table:table-row>
        <table:table-row table:style-name="Taula1.1">
          <table:table-cell table:style-name="Taula1.A7" office:value-type="string">
            <text:p text:style-name="P43"><text:change-start text:change-id="ct94084709273696"/><text:span text:style-name="T44">0</text:span>1/10/2020<text:change-end text:change-id="ct94084709273696"/></text:p>
          </table:table-cell>
          <table:table-cell table:style-name="Taula1.B7" office:value-type="string">
            <text:p text:style-name="P40"><text:change-start text:change-id="ct94084709274528"/>Límit Tecnologies<text:change-end text:change-id="ct94084709274528"/></text:p>
          </table:table-cell>
          <table:table-cell table:style-name="Taula1.C7" office:value-type="string">
            <text:p text:style-name="P46"><text:change-start text:change-id="ct94084709275952"/><text:span text:style-name="T3">1.</text:span><text:span text:style-name="T4">4</text:span><text:change-end text:change-id="ct94084709275952"/></text:p>
          </table:table-cell>
          <table:table-cell table:style-name="Taula1.D7" office:value-type="string">
            <text:p text:style-name="P36"><text:change-start text:change-id="ct94084709278352"/><text:span text:style-name="T16">Release</text:span> <text:span text:style-name="T16">0.9.</text:span><text:span text:style-name="T44">7</text:span><text:span text:style-name="T46">6</text:span><text:change-end text:change-id="ct94084709278352"/></text:p>
          </table:table-cell>
        </table:table-row>
        <table:table-row table:style-name="Taula1.1">
          <table:table-cell table:style-name="Taula1.A8" office:value-type="string">
            <text:p text:style-name="P44"><text:change-start text:change-id="ct94084709279344"/>23/10/2020<text:change-end text:change-id="ct94084709279344"/></text:p>
          </table:table-cell>
          <table:table-cell table:style-name="Taula1.B8" office:value-type="string">
            <text:p text:style-name="P41"><text:change-start text:change-id="ct94084709279936"/>Límit Tecnologies<text:change-end text:change-id="ct94084709279936"/></text:p>
          </table:table-cell>
          <table:table-cell table:style-name="Taula1.C8" office:value-type="string">
            <text:p text:style-name="P47"><text:change-start text:change-id="ct94084709280528"/>1,5<text:change-end text:change-id="ct94084709280528"/></text:p>
          </table:table-cell>
          <table:table-cell table:style-name="Taula1.D8" office:value-type="string">
            <text:p text:style-name="P38"><text:change-start text:change-id="ct94084709282992"/><text:span text:style-name="T16">Release</text:span> <text:span text:style-name="T16">0.9.</text:span><text:span text:style-name="T44">7</text:span><text:span text:style-name="T47">7</text:span><text:change-end text:change-id="ct94084709282992"/></text:p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4">Nom</text:p>
          </table:table-cell>
          <table:table-cell table:style-name="Taula2.B2" office:value-type="string">
            <text:p text:style-name="P35">Data</text:p>
          </table:table-cell>
          <table:table-cell table:style-name="Taula2.C2" office:value-type="string">
            <text:p text:style-name="P35">Àrea, departament o empresa</text:p>
          </table:table-cell>
        </table:table-row>
        <table:table-row table:style-name="Taula2.1">
          <table:table-cell table:style-name="Taula2.A3" office:value-type="string">
            <text:p text:style-name="P36"/>
          </table:table-cell>
          <table:table-cell table:style-name="Taula2.B3" office:value-type="string">
            <text:p text:style-name="P36"/>
          </table:table-cell>
          <table:table-cell table:style-name="Taula2.C3" office:value-type="string">
            <text:p text:style-name="P36"/>
          </table:table-cell>
        </table:table-row>
        <table:table-row table:style-name="Taula2.1">
          <table:table-cell table:style-name="Taula2.A4" office:value-type="string">
            <text:p text:style-name="P45"/>
          </table:table-cell>
          <table:table-cell table:style-name="Taula2.B4" office:value-type="string">
            <text:p text:style-name="P45"/>
          </table:table-cell>
          <table:table-cell table:style-name="Taula2.C4" office:value-type="string">
            <text:p text:style-name="P45"/>
          </table:table-cell>
        </table:table-row>
        <table:table-row table:style-name="Taula2.1">
          <table:table-cell table:style-name="Taula2.A5" office:value-type="string">
            <text:p text:style-name="P45"/>
          </table:table-cell>
          <table:table-cell table:style-name="Taula2.B5" office:value-type="string">
            <text:p text:style-name="P45"/>
          </table:table-cell>
          <table:table-cell table:style-name="Taula2.C5" office:value-type="string">
            <text:p text:style-name="P45"/>
          </table:table-cell>
        </table:table-row>
        <table:table-row table:style-name="Taula2.1">
          <table:table-cell table:style-name="Taula2.A6" office:value-type="string">
            <text:p text:style-name="P45"/>
          </table:table-cell>
          <table:table-cell table:style-name="Taula2.B6" office:value-type="string">
            <text:p text:style-name="P45"/>
          </table:table-cell>
          <table:table-cell table:style-name="Taula2.C6" office:value-type="string">
            <text:p text:style-name="P4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4">Nom</text:p>
          </table:table-cell>
          <table:table-cell table:style-name="Taula3.B2" office:value-type="string">
            <text:p text:style-name="P35">Data</text:p>
          </table:table-cell>
          <table:table-cell table:style-name="Taula3.C2" office:value-type="string">
            <text:p text:style-name="P35">Àrea, departament o empresa</text:p>
          </table:table-cell>
        </table:table-row>
        <table:table-row table:style-name="Taula3.1">
          <table:table-cell table:style-name="Taula3.A3" office:value-type="string">
            <text:p text:style-name="P36"/>
          </table:table-cell>
          <table:table-cell table:style-name="Taula3.B3" office:value-type="string">
            <text:p text:style-name="P36"/>
          </table:table-cell>
          <table:table-cell table:style-name="Taula3.C3" office:value-type="string">
            <text:p text:style-name="P36"/>
          </table:table-cell>
        </table:table-row>
        <table:table-row table:style-name="Taula3.1">
          <table:table-cell table:style-name="Taula3.A4" office:value-type="string">
            <text:p text:style-name="P45"/>
          </table:table-cell>
          <table:table-cell table:style-name="Taula3.B4" office:value-type="string">
            <text:p text:style-name="P45"/>
          </table:table-cell>
          <table:table-cell table:style-name="Taula3.C4" office:value-type="string">
            <text:p text:style-name="P45"/>
          </table:table-cell>
        </table:table-row>
        <table:table-row table:style-name="Taula3.1">
          <table:table-cell table:style-name="Taula3.A5" office:value-type="string">
            <text:p text:style-name="P45"/>
          </table:table-cell>
          <table:table-cell table:style-name="Taula3.B5" office:value-type="string">
            <text:p text:style-name="P45"/>
          </table:table-cell>
          <table:table-cell table:style-name="Taula3.C5" office:value-type="string">
            <text:p text:style-name="P45"/>
          </table:table-cell>
        </table:table-row>
        <table:table-row table:style-name="Taula3.1">
          <table:table-cell table:style-name="Taula3.A6" office:value-type="string">
            <text:p text:style-name="P45"/>
          </table:table-cell>
          <table:table-cell table:style-name="Taula3.B6" office:value-type="string">
            <text:p text:style-name="P45"/>
          </table:table-cell>
          <table:table-cell table:style-name="Taula3.C6" office:value-type="string">
            <text:p text:style-name="P4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4">Nom</text:p>
          </table:table-cell>
          <table:table-cell table:style-name="Taula6.B2" office:value-type="string">
            <text:p text:style-name="P35">Àrea, departament o empresa</text:p>
          </table:table-cell>
          <table:table-cell table:style-name="Taula6.C2" office:value-type="string">
            <text:p text:style-name="P35">Correu electrònic</text:p>
          </table:table-cell>
        </table:table-row>
        <table:table-row table:style-name="Taula6.1">
          <table:table-cell table:style-name="Taula6.A3" office:value-type="string">
            <text:p text:style-name="P36"/>
          </table:table-cell>
          <table:table-cell table:style-name="Taula6.B3" office:value-type="string">
            <text:p text:style-name="P36"/>
          </table:table-cell>
          <table:table-cell table:style-name="Taula6.C3" office:value-type="string">
            <text:p text:style-name="P36"/>
          </table:table-cell>
        </table:table-row>
        <table:table-row table:style-name="Taula6.1">
          <table:table-cell table:style-name="Taula6.A4" office:value-type="string">
            <text:p text:style-name="P45"/>
          </table:table-cell>
          <table:table-cell table:style-name="Taula6.B4" office:value-type="string">
            <text:p text:style-name="P45"/>
          </table:table-cell>
          <table:table-cell table:style-name="Taula6.C4" office:value-type="string">
            <text:p text:style-name="P45"/>
          </table:table-cell>
        </table:table-row>
        <table:table-row table:style-name="Taula6.1">
          <table:table-cell table:style-name="Taula6.A5" office:value-type="string">
            <text:p text:style-name="P45"/>
          </table:table-cell>
          <table:table-cell table:style-name="Taula6.B5" office:value-type="string">
            <text:p text:style-name="P45"/>
          </table:table-cell>
          <table:table-cell table:style-name="Taula6.C5" office:value-type="string">
            <text:p text:style-name="P45"/>
          </table:table-cell>
        </table:table-row>
        <table:table-row table:style-name="Taula6.1">
          <table:table-cell table:style-name="Taula6.A6" office:value-type="string">
            <text:p text:style-name="P45"/>
          </table:table-cell>
          <table:table-cell table:style-name="Taula6.B6" office:value-type="string">
            <text:p text:style-name="P45"/>
          </table:table-cell>
          <table:table-cell table:style-name="Taula6.C6" office:value-type="string">
            <text:p text:style-name="P45"/>
          </table:table-cell>
        </table:table-row>
      </table:table>
      <text:p text:style-name="P1"><text:soft-page-break/></text:p>
      <text:p text:style-name="P1"/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2"><text:a xlink:type="simple" xlink:href="#__RefHeading___Toc21421_3940995463" text:style-name="Index_20_Link" text:visited-style-name="Index_20_Link">Control de versions del document<text:tab/>2</text:a></text:p>
          <text:p text:style-name="P92"><text:a xlink:type="simple" xlink:href="#__RefHeading___Toc21295_3940995463" text:style-name="Index_20_Link" text:visited-style-name="Index_20_Link">1. Versió 0.9.65<text:tab/>5</text:a></text:p>
          <text:p text:style-name="P93"><text:a xlink:type="simple" xlink:href="#__RefHeading___Toc660_249985081" text:style-name="Index_20_Link" text:visited-style-name="Index_20_Link">Modificacions incloses dins aquesta versió<text:tab/>5</text:a></text:p>
          <text:p text:style-name="P93"><text:a xlink:type="simple" xlink:href="#__RefHeading___Toc662_249985081" text:style-name="Index_20_Link" text:visited-style-name="Index_20_Link">Canvis en la base de dades<text:tab/>6</text:a></text:p>
          <text:p text:style-name="P93"><text:a xlink:type="simple" xlink:href="#__RefHeading___Toc664_249985081" text:style-name="Index_20_Link" text:visited-style-name="Index_20_Link">Canvis en les propietats de l’aplicació<text:tab/>6</text:a></text:p>
          <text:p text:style-name="P92"><text:a xlink:type="simple" xlink:href="#__RefHeading___Toc676_1323820488" text:style-name="Index_20_Link" text:visited-style-name="Index_20_Link">2. Versió 0.9.66<text:tab/>7</text:a></text:p>
          <text:p text:style-name="P93"><text:a xlink:type="simple" xlink:href="#__RefHeading___Toc660_2499850811" text:style-name="Index_20_Link" text:visited-style-name="Index_20_Link">Modificacions incloses dins aquesta versió<text:tab/>7</text:a></text:p>
          <text:p text:style-name="P93"><text:a xlink:type="simple" xlink:href="#__RefHeading___Toc771_440738018" text:style-name="Index_20_Link" text:visited-style-name="Index_20_Link">Canvis en la base de dades<text:tab/>8</text:a></text:p>
          <text:p text:style-name="P93"><text:a xlink:type="simple" xlink:href="#__RefHeading___Toc664_2499850811" text:style-name="Index_20_Link" text:visited-style-name="Index_20_Link">Canvis en les propietats de l’aplicació<text:tab/>8</text:a></text:p>
          <text:p text:style-name="P92"><text:a xlink:type="simple" xlink:href="#__RefHeading___Toc839_239596029" text:style-name="Index_20_Link" text:visited-style-name="Index_20_Link">3. Versió 0.9.67<text:tab/>9</text:a></text:p>
          <text:p text:style-name="P93"><text:a xlink:type="simple" xlink:href="#__RefHeading___Toc660_24998508111" text:style-name="Index_20_Link" text:visited-style-name="Index_20_Link">Modificacions incloses dins aquesta versió<text:tab/>9</text:a></text:p>
          <text:p text:style-name="P93"><text:a xlink:type="simple" xlink:href="#__RefHeading___Toc998_1806918254" text:style-name="Index_20_Link" text:visited-style-name="Index_20_Link">Canvis en la base de dades<text:tab/>9</text:a></text:p>
          <text:p text:style-name="P93"><text:a xlink:type="simple" xlink:href="#__RefHeading___Toc664_24998508111" text:style-name="Index_20_Link" text:visited-style-name="Index_20_Link">Canvis en les propietats de l’aplicació<text:tab/>10</text:a></text:p>
          <text:p text:style-name="P92"><text:a xlink:type="simple" xlink:href="#__RefHeading___Toc1000_1806918254" text:style-name="Index_20_Link" text:visited-style-name="Index_20_Link">4. Versió 0.9.68<text:tab/>11</text:a></text:p>
          <text:p text:style-name="P93"><text:a xlink:type="simple" xlink:href="#__RefHeading___Toc660_249985081111" text:style-name="Index_20_Link" text:visited-style-name="Index_20_Link">Modificacions incloses dins aquesta versió<text:tab/>11</text:a></text:p>
          <text:p text:style-name="P93"><text:a xlink:type="simple" xlink:href="#__RefHeading___Toc1002_1806918254" text:style-name="Index_20_Link" text:visited-style-name="Index_20_Link">Canvis en la base de dades<text:tab/>11</text:a></text:p>
          <text:p text:style-name="P93"><text:a xlink:type="simple" xlink:href="#__RefHeading___Toc664_249985081111" text:style-name="Index_20_Link" text:visited-style-name="Index_20_Link">Canvis en les propietats de l’aplicació<text:tab/>12</text:a></text:p>
          <text:p text:style-name="P92"><text:a xlink:type="simple" xlink:href="#__RefHeading___Toc1004_1806918254" text:style-name="Index_20_Link" text:visited-style-name="Index_20_Link">5. Versió 0.9.68.1<text:tab/>13</text:a></text:p>
          <text:p text:style-name="P93"><text:a xlink:type="simple" xlink:href="#__RefHeading___Toc660_2499850811111" text:style-name="Index_20_Link" text:visited-style-name="Index_20_Link">Modificacions incloses dins aquesta versió<text:tab/>13</text:a></text:p>
          <text:p text:style-name="P93"><text:a xlink:type="simple" xlink:href="#__RefHeading___Toc1006_1806918254" text:style-name="Index_20_Link" text:visited-style-name="Index_20_Link">Canvis en la base de dades<text:tab/>13</text:a></text:p>
          <text:p text:style-name="P93"><text:a xlink:type="simple" xlink:href="#__RefHeading___Toc664_2499850811111" text:style-name="Index_20_Link" text:visited-style-name="Index_20_Link">Canvis en les propietats de l’aplicació<text:tab/>13</text:a></text:p>
          <text:p text:style-name="P92"><text:a xlink:type="simple" xlink:href="#__RefHeading___Toc1004_18069182541" text:style-name="Index_20_Link" text:visited-style-name="Index_20_Link">6. Versió 0.9.69<text:tab/>14</text:a></text:p>
          <text:p text:style-name="P93"><text:a xlink:type="simple" xlink:href="#__RefHeading___Toc660_24998508111111" text:style-name="Index_20_Link" text:visited-style-name="Index_20_Link">Modificacions incloses dins aquesta versió<text:tab/>14</text:a></text:p>
          <text:p text:style-name="P93"><text:a xlink:type="simple" xlink:href="#__RefHeading___Toc1006_18069182541" text:style-name="Index_20_Link" text:visited-style-name="Index_20_Link">Canvis en la base de dades<text:tab/>14</text:a></text:p>
          <text:p text:style-name="P93"><text:a xlink:type="simple" xlink:href="#__RefHeading___Toc664_24998508111111" text:style-name="Index_20_Link" text:visited-style-name="Index_20_Link">Canvis en les propietats de l’aplicació<text:tab/>15</text:a></text:p>
          <text:p text:style-name="P92"><text:a xlink:type="simple" xlink:href="#__RefHeading___Toc1402_1754695317" text:style-name="Index_20_Link" text:visited-style-name="Index_20_Link">7. Versió 0.9.70<text:tab/>16</text:a></text:p>
          <text:p text:style-name="P93"><text:a xlink:type="simple" xlink:href="#__RefHeading___Toc660_249985081111111" text:style-name="Index_20_Link" text:visited-style-name="Index_20_Link">Modificacions incloses dins aquesta versió<text:tab/>16</text:a></text:p>
          <text:p text:style-name="P93"><text:a xlink:type="simple" xlink:href="#__RefHeading___Toc1006_180691825411" text:style-name="Index_20_Link" text:visited-style-name="Index_20_Link">Canvis en la base de dades<text:tab/>16</text:a></text:p>
          <text:p text:style-name="P93"><text:a xlink:type="simple" xlink:href="#__RefHeading___Toc664_249985081111111" text:style-name="Index_20_Link" text:visited-style-name="Index_20_Link">Canvis en les propietats de l’aplicació<text:tab/>16</text:a></text:p>
          <text:p text:style-name="P92"><text:a xlink:type="simple" xlink:href="#__RefHeading___Toc1404_1754695317" text:style-name="Index_20_Link" text:visited-style-name="Index_20_Link">8. Versió 0.9.71<text:tab/>17</text:a></text:p>
          <text:p text:style-name="P93"><text:a xlink:type="simple" xlink:href="#__RefHeading___Toc660_2499850811111111" text:style-name="Index_20_Link" text:visited-style-name="Index_20_Link">Modificacions incloses dins aquesta versió<text:tab/>17</text:a></text:p>
          <text:p text:style-name="P93"><text:a xlink:type="simple" xlink:href="#__RefHeading___Toc1006_1806918254111" text:style-name="Index_20_Link" text:visited-style-name="Index_20_Link">Canvis en la base de dades<text:tab/>17</text:a></text:p>
          <text:p text:style-name="P93"><text:a xlink:type="simple" xlink:href="#__RefHeading___Toc664_2499850811111111" text:style-name="Index_20_Link" text:visited-style-name="Index_20_Link">Canvis en les propietats de l’aplicació<text:tab/>17</text:a></text:p>
          <text:p text:style-name="P92"><text:a xlink:type="simple" xlink:href="#__RefHeading___Toc2240_3488419412" text:style-name="Index_20_Link" text:visited-style-name="Index_20_Link">9. Versió 0.9.72.pre2<text:tab/>18</text:a></text:p>
          <text:p text:style-name="P93"><text:a xlink:type="simple" xlink:href="#__RefHeading___Toc660_24998508111111111" text:style-name="Index_20_Link" text:visited-style-name="Index_20_Link">Modificacions incloses dins aquesta versió<text:tab/>18</text:a></text:p>
          <text:p text:style-name="P93"><text:a xlink:type="simple" xlink:href="#__RefHeading___Toc1006_18069182541111" text:style-name="Index_20_Link" text:visited-style-name="Index_20_Link">Canvis en la base de dades<text:tab/>18</text:a></text:p>
          <text:p text:style-name="P93"><text:a xlink:type="simple" xlink:href="#__RefHeading___Toc664_24998508111111111" text:style-name="Index_20_Link" text:visited-style-name="Index_20_Link">Canvis en les propietats de l’aplicació<text:tab/>18</text:a></text:p>
          <text:p text:style-name="P92"><text:a xlink:type="simple" xlink:href="#__RefHeading___Toc2242_3488419412" text:style-name="Index_20_Link" text:visited-style-name="Index_20_Link">10. </text:a><text:a xlink:type="simple" xlink:href="#__RefHeading___Toc2242_3488419412" text:style-name="Index_20_Link" text:visited-style-name="Index_20_Link">Versió</text:a><text:a xlink:type="simple" xlink:href="#__RefHeading___Toc2242_3488419412" text:style-name="Index_20_Link" text:visited-style-name="Index_20_Link"> 0.9.72<text:tab/>19</text:a></text:p>
          <text:p text:style-name="P93"><text:a xlink:type="simple" xlink:href="#__RefHeading___Toc660_249985081111111111" text:style-name="Index_20_Link" text:visited-style-name="Index_20_Link">Modificacions incloses dins aquesta versió<text:tab/>19</text:a></text:p>
          <text:p text:style-name="P93"><text:a xlink:type="simple" xlink:href="#__RefHeading___Toc1006_180691825411111" text:style-name="Index_20_Link" text:visited-style-name="Index_20_Link">Canvis en la base de dades<text:tab/>20</text:a></text:p>
          <text:p text:style-name="P93"><text:a xlink:type="simple" xlink:href="#__RefHeading___Toc664_249985081111111111" text:style-name="Index_20_Link" text:visited-style-name="Index_20_Link">Canvis en les propietats de l’aplicació<text:tab/>20</text:a></text:p>
          <text:p text:style-name="P92"><text:a xlink:type="simple" xlink:href="#__RefHeading___Toc2244_3488419412" text:style-name="Index_20_Link" text:visited-style-name="Index_20_Link">11. </text:a><text:a xlink:type="simple" xlink:href="#__RefHeading___Toc2244_3488419412" text:style-name="Index_20_Link" text:visited-style-name="Index_20_Link">Versió</text:a><text:a xlink:type="simple" xlink:href="#__RefHeading___Toc2244_3488419412" text:style-name="Index_20_Link" text:visited-style-name="Index_20_Link"> 0.9.73<text:tab/>21</text:a></text:p>
          <text:p text:style-name="P93"><text:a xlink:type="simple" xlink:href="#__RefHeading___Toc660_2499850811111111111" text:style-name="Index_20_Link" text:visited-style-name="Index_20_Link">Modificacions incloses dins aquesta versió<text:tab/>21</text:a></text:p>
          <text:p text:style-name="P93"><text:a xlink:type="simple" xlink:href="#__RefHeading___Toc1006_1806918254111111" text:style-name="Index_20_Link" text:visited-style-name="Index_20_Link">Canvis en la base de dades<text:tab/>22</text:a></text:p>
          <text:p text:style-name="P93"><text:a xlink:type="simple" xlink:href="#__RefHeading___Toc664_2499850811111111111" text:style-name="Index_20_Link" text:visited-style-name="Index_20_Link">Canvis en les propietats de l’aplicació<text:tab/>22</text:a></text:p>
          <text:p text:style-name="P92"><text:a xlink:type="simple" xlink:href="#__RefHeading___Toc2246_3488419412" text:style-name="Index_20_Link" text:visited-style-name="Index_20_Link">12. </text:a><text:a xlink:type="simple" xlink:href="#__RefHeading___Toc2246_3488419412" text:style-name="Index_20_Link" text:visited-style-name="Index_20_Link">Versió</text:a><text:a xlink:type="simple" xlink:href="#__RefHeading___Toc2246_3488419412" text:style-name="Index_20_Link" text:visited-style-name="Index_20_Link"> 0.9.74<text:tab/>23</text:a></text:p>
          <text:p text:style-name="P93"><text:soft-page-break/><text:a xlink:type="simple" xlink:href="#__RefHeading___Toc660_24998508111111111111" text:style-name="Index_20_Link" text:visited-style-name="Index_20_Link">Modificacions incloses dins aquesta versió<text:tab/>23</text:a></text:p>
          <text:p text:style-name="P93"><text:a xlink:type="simple" xlink:href="#__RefHeading___Toc1006_18069182541111111" text:style-name="Index_20_Link" text:visited-style-name="Index_20_Link">Canvis en la base de dades<text:tab/>25</text:a></text:p>
          <text:p text:style-name="P93"><text:a xlink:type="simple" xlink:href="#__RefHeading___Toc664_24998508111111111111" text:style-name="Index_20_Link" text:visited-style-name="Index_20_Link">Canvis en les propietats de l’aplicació<text:tab/>25</text:a></text:p>
          <text:p text:style-name="P92"><text:a xlink:type="simple" xlink:href="#__RefHeading___Toc2248_3488419412" text:style-name="Index_20_Link" text:visited-style-name="Index_20_Link">13. </text:a><text:a xlink:type="simple" xlink:href="#__RefHeading___Toc2248_3488419412" text:style-name="Index_20_Link" text:visited-style-name="Index_20_Link">Versió</text:a><text:a xlink:type="simple" xlink:href="#__RefHeading___Toc2248_3488419412" text:style-name="Index_20_Link" text:visited-style-name="Index_20_Link"> 0.9.75<text:tab/>27</text:a></text:p>
          <text:p text:style-name="P93"><text:a xlink:type="simple" xlink:href="#__RefHeading___Toc660_249985081111111111111" text:style-name="Index_20_Link" text:visited-style-name="Index_20_Link">Modificacions incloses dins aquesta versió<text:tab/>27</text:a></text:p>
          <text:p text:style-name="P93"><text:a xlink:type="simple" xlink:href="#__RefHeading___Toc1006_180691825411111111" text:style-name="Index_20_Link" text:visited-style-name="Index_20_Link">Canvis en la base de dades<text:tab/>29</text:a></text:p>
          <text:p text:style-name="P93"><text:a xlink:type="simple" xlink:href="#__RefHeading___Toc664_249985081111111111111" text:style-name="Index_20_Link" text:visited-style-name="Index_20_Link">Canvis en les propietats de l’aplicació<text:tab/>29</text:a></text:p>
          <text:p text:style-name="P92"><text:a xlink:type="simple" xlink:href="#__RefHeading___Toc2383_151436636" text:style-name="Index_20_Link" text:visited-style-name="Index_20_Link">14. </text:a><text:a xlink:type="simple" xlink:href="#__RefHeading___Toc2383_151436636" text:style-name="Index_20_Link" text:visited-style-name="Index_20_Link">Versió</text:a><text:a xlink:type="simple" xlink:href="#__RefHeading___Toc2383_151436636" text:style-name="Index_20_Link" text:visited-style-name="Index_20_Link"> 0.9.7</text:a><text:a xlink:type="simple" xlink:href="#__RefHeading___Toc2383_151436636" text:style-name="Index_20_Link" text:visited-style-name="Index_20_Link">6</text:a><text:a xlink:type="simple" xlink:href="#__RefHeading___Toc2383_151436636" text:style-name="Index_20_Link" text:visited-style-name="Index_20_Link"><text:tab/>31</text:a></text:p>
          <text:p text:style-name="P93"><text:a xlink:type="simple" xlink:href="#__RefHeading___Toc660_2499850811111111111111" text:style-name="Index_20_Link" text:visited-style-name="Index_20_Link">Modificacions incloses dins aquesta versió<text:tab/>31</text:a></text:p>
          <text:p text:style-name="P93"><text:a xlink:type="simple" xlink:href="#__RefHeading___Toc1006_1806918254111111111" text:style-name="Index_20_Link" text:visited-style-name="Index_20_Link">Canvis en la base de dades<text:tab/>31</text:a></text:p>
          <text:p text:style-name="P93"><text:a xlink:type="simple" xlink:href="#__RefHeading___Toc664_2499850811111111111111" text:style-name="Index_20_Link" text:visited-style-name="Index_20_Link">Canvis en les propietats de l’aplicació<text:tab/>31</text:a></text:p>
        </text:index-body>
      </text:table-of-content>
      <text:p text:style-name="P5"/>
      <text:list xml:id="list103123146905905" text:continue-numbering="true" text:style-name="Outline">
        <text:list-item>
          <text:h text:style-name="P96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54"><text:date style:data-style-name="N104" text:date-value="2018-12-05T10:01:46.253274553" text:fixed="true">5.12.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49"/>
          </table:table-cell>
        </table:table-row>
      </table:table>
      <text:p text:style-name="P48"/>
      <text:h text:style-name="P110" text:outline-level="2"><text:bookmark-start text:name="__RefHeading___Toc660_249985081"/>Modificacions incloses dins aquesta versió<text:bookmark-end text:name="__RefHeading___Toc660_249985081"/></text:h>
      <text:list xml:id="list3517178475" text:style-name="L2">
        <text:list-item>
          <text:p text:style-name="P132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32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32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32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32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32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32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32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32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132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32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32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32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32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32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32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132"><text:a xlink:type="simple" xlink:href="https://github.com/GovernIB/ripea/issues/303" text:style-name="Internet_20_link" text:visited-style-name="Visited_20_Internet_20_Link">#303</text:a>: Solucionar errors detectats en les proves</text:p>
          <text:p text:style-name="P133"/>
          <text:p text:style-name="P134"/>
        </text:list-item>
      </text:list>
      <text:h text:style-name="P110" text:outline-level="2"><text:bookmark-start text:name="__RefHeading___Toc662_249985081"/><text:soft-page-break/>Canvis <text:span text:style-name="T8">en</text:span> <text:span text:style-name="T8">la </text:span>base de dades<text:bookmark-end text:name="__RefHeading___Toc662_249985081"/></text:h>
      <text:list xml:id="list1420355988" text:style-name="L3">
        <text:list-item>
          <text:p text:style-name="P135"><text:span text:style-name="T10">219</text:span>.<text:span text:style-name="T9">sql</text:span>: <text:span text:style-name="T11">Canviar la mida de les columnes: NTI_CLASIF_SIA, CLASIF_SIA</text:span></text:p>
        </text:list-item>
        <text:list-item>
          <text:p text:style-name="P137">225.sql: <text:span text:style-name="T12">Crear taula IPA_EXP_COMMENT i restriccions</text:span></text:p>
        </text:list-item>
        <text:list-item>
          <text:p text:style-name="P138">228.sql: Crear taula IPA_EXPEDIENT_ESTAT <text:span text:style-name="T12">i restriccions</text:span></text:p>
        </text:list-item>
        <text:list-item>
          <text:p text:style-name="P139">229.sql: Afegir columnes a l'entitat <text:span text:style-name="T13">per logotip i capçalera</text:span></text:p>
        </text:list-item>
      </text:list>
      <text:h text:style-name="P110" text:outline-level="2"><text:bookmark-start text:name="__RefHeading___Toc664_249985081"/>Canvis <text:span text:style-name="T8">en</text:span> les propietats de l’aplicació<text:bookmark-end text:name="__RefHeading___Toc664_249985081"/></text:h>
      <text:list xml:id="list4231636239" text:style-name="L4">
        <text:list-item>
          <text:p text:style-name="P140">222.properties: Poder configurar, mitjançant una property, que l'opció de “Crear carpeta” estigui deshabilitada. </text:p>
        </text:list-item>
        <text:list-item>
          <text:p text:style-name="P143">229.properties: Properties per logotip i capçalera </text:p>
        </text:list-item>
      </text:list>
      <text:p text:style-name="P56"/>
      <text:p text:style-name="P56"/>
      <text:list xml:id="list103122247279554" text:continue-list="list103123146905905" text:style-name="Outline">
        <text:list-item>
          <text:h text:style-name="P97" text:outline-level="1"><text:bookmark-start text:name="__RefHeading___Toc676_1323820488"/>Versió 0.9.6<text:span text:style-name="T14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57"><text:span text:style-name="T17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50"/>
          </table:table-cell>
        </table:table-row>
      </table:table>
      <text:p text:style-name="P55"/>
      <text:h text:style-name="P111" text:outline-level="2"><text:bookmark-start text:name="__RefHeading___Toc660_2499850811"/>Modificacions incloses dins aquesta versió<text:bookmark-end text:name="__RefHeading___Toc660_2499850811"/></text:h>
      <text:list xml:id="list103121619681413" text:continue-list="list3517178475" text:style-name="L2">
        <text:list-item>
          <text:p text:style-name="P144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44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44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44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44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44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44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44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44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44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44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44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44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44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44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44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44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44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44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44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44"><text:soft-page-break/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44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44"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112" text:outline-level="2"><text:bookmark-start text:name="__RefHeading___Toc771_440738018"/>Canvis <text:span text:style-name="T8">en</text:span> <text:span text:style-name="T8">la </text:span>base de dades<text:bookmark-end text:name="__RefHeading___Toc771_440738018"/></text:h>
      <text:list xml:id="list103121768629485" text:continue-list="list1420355988" text:style-name="L3">
        <text:list-item>
          <text:p text:style-name="P136"><text:span text:style-name="T15">261</text:span>.<text:span text:style-name="T9">sql</text:span></text:p>
        </text:list-item>
        <text:list-item>
          <text:p text:style-name="P145">270.sql</text:p>
        </text:list-item>
      </text:list>
      <text:h text:style-name="P112" text:outline-level="2"><text:bookmark-start text:name="__RefHeading___Toc664_2499850811"/>Canvis <text:span text:style-name="T8">en</text:span> les propietats de l’aplicació<text:bookmark-end text:name="__RefHeading___Toc664_2499850811"/></text:h>
      <text:list xml:id="list442899473" text:style-name="L5">
        <text:list-item>
          <text:p text:style-name="P141"><text:span text:style-name="T15">261</text:span>.properties</text:p>
        </text:list-item>
        <text:list-item>
          <text:p text:style-name="P142"><text:span text:style-name="T15">274</text:span>.properties</text:p>
        </text:list-item>
      </text:list>
      <text:list xml:id="list103123040583214" text:continue-list="list103122247279554" text:style-name="Outline">
        <text:list-item>
          <text:h text:style-name="P98" text:outline-level="1"><text:bookmark-start text:name="__RefHeading___Toc839_239596029"/>Versió 0.9.6<text:span text:style-name="T18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58">19.08.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51"/>
          </table:table-cell>
        </table:table-row>
      </table:table>
      <text:p text:style-name="P71"/>
      <text:h text:style-name="P113" text:outline-level="2"><text:bookmark-start text:name="__RefHeading___Toc660_24998508111"/>Modificacions incloses dins aquesta versió<text:bookmark-end text:name="__RefHeading___Toc660_24998508111"/></text:h>
      <text:list xml:id="list1344925509" text:style-name="L6">
        <text:list-item>
          <text:p text:style-name="P146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46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46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46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46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46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46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46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47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46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46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46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46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46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46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46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47"/>
          <text:p text:style-name="P146"/>
        </text:list-item>
      </text:list>
      <text:h text:style-name="P114" text:outline-level="2"><text:bookmark-start text:name="__RefHeading___Toc998_1806918254"/>Canvis <text:span text:style-name="T8">en</text:span> <text:span text:style-name="T8">la </text:span>base de dades<text:bookmark-end text:name="__RefHeading___Toc998_1806918254"/></text:h>
      <text:list xml:id="list103122012871141" text:continue-list="list103121768629485" text:style-name="L3">
        <text:list-item>
          <text:p text:style-name="P148">275.oracle.sql</text:p>
        </text:list-item>
        <text:list-item>
          <text:p text:style-name="P148"><text:soft-page-break/>275.postgres.sql</text:p>
        </text:list-item>
        <text:list-item>
          <text:p text:style-name="P148">287.oracle.sql</text:p>
        </text:list-item>
        <text:list-item>
          <text:p text:style-name="P148">287.postgres.sql</text:p>
        </text:list-item>
        <text:list-item>
          <text:p text:style-name="P148">289.oracle.sql</text:p>
        </text:list-item>
        <text:list-item>
          <text:p text:style-name="P148">289.postgres.sql</text:p>
        </text:list-item>
      </text:list>
      <text:h text:style-name="P114" text:outline-level="2"><text:bookmark-start text:name="__RefHeading___Toc664_24998508111"/>Canvis <text:span text:style-name="T8">en</text:span> les propietats de l’aplicació<text:bookmark-end text:name="__RefHeading___Toc664_24998508111"/></text:h>
      <text:list xml:id="list1496627651" text:style-name="L7">
        <text:list-item>
          <text:p text:style-name="P149">275.properties</text:p>
        </text:list-item>
        <text:list-item>
          <text:p text:style-name="P149">282.properties</text:p>
        </text:list-item>
        <text:list-item>
          <text:p text:style-name="P149">289.properties</text:p>
        </text:list-item>
      </text:list>
      <text:p text:style-name="P72"/>
      <text:list xml:id="list103123068069699" text:continue-list="list103123040583214" text:style-name="Outline">
        <text:list-item>
          <text:h text:style-name="P99" text:outline-level="1"><text:bookmark-start text:name="__RefHeading___Toc1000_1806918254"/>Versió 0.9.6<text:span text:style-name="T19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59">13.09.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52"/>
          </table:table-cell>
        </table:table-row>
      </table:table>
      <text:p text:style-name="P73"/>
      <text:h text:style-name="P115" text:outline-level="2"><text:bookmark-start text:name="__RefHeading___Toc660_249985081111"/>Modificacions incloses dins aquesta versió<text:bookmark-end text:name="__RefHeading___Toc660_249985081111"/></text:h>
      <text:list xml:id="list103121416901987" text:continue-list="list1344925509" text:style-name="L6">
        <text:list-item>
          <text:p text:style-name="P150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50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50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50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50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50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50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50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50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50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50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50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50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115" text:outline-level="2"><text:bookmark-start text:name="__RefHeading___Toc1002_1806918254"/>Canvis <text:span text:style-name="T8">en</text:span> <text:span text:style-name="T8">la </text:span>base de dades<text:bookmark-end text:name="__RefHeading___Toc1002_1806918254"/></text:h>
      <text:list xml:id="list3849873127" text:style-name="L8">
        <text:list-item>
          <text:p text:style-name="P151">296.oracle.sql</text:p>
        </text:list-item>
        <text:list-item>
          <text:p text:style-name="P151">296.postgresql.sql</text:p>
        </text:list-item>
        <text:list-item>
          <text:p text:style-name="P151">301.oracle.sql</text:p>
        </text:list-item>
        <text:list-item>
          <text:p text:style-name="P151">301.postgresql.sql</text:p>
        </text:list-item>
        <text:list-item>
          <text:p text:style-name="P151">305.oracle.sql</text:p>
        </text:list-item>
        <text:list-item>
          <text:p text:style-name="P151">305.postresql.sql</text:p>
        </text:list-item>
        <text:list-item>
          <text:p text:style-name="P151"><text:soft-page-break/>307.oracle.sql</text:p>
        </text:list-item>
        <text:list-item>
          <text:p text:style-name="P151">307.postresql.sql</text:p>
        </text:list-item>
      </text:list>
      <text:h text:style-name="P115" text:outline-level="2"><text:bookmark-start text:name="__RefHeading___Toc664_249985081111"/>Canvis <text:span text:style-name="T8">en</text:span> les propietats de l’aplicació<text:bookmark-end text:name="__RefHeading___Toc664_249985081111"/></text:h>
      <text:list xml:id="list2596441891" text:style-name="L9">
        <text:list-item>
          <text:p text:style-name="P156">Sense canvis</text:p>
        </text:list-item>
      </text:list>
      <text:list xml:id="list103122237859602" text:continue-list="list103123068069699" text:style-name="Outline">
        <text:list-item>
          <text:h text:style-name="P100" text:outline-level="1"><text:bookmark-start text:name="__RefHeading___Toc1004_1806918254"/>Versió 0.9.6<text:span text:style-name="T19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60">18.09.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53"/>
          </table:table-cell>
        </table:table-row>
      </table:table>
      <text:p text:style-name="P74"/>
      <text:h text:style-name="P116" text:outline-level="2"><text:bookmark-start text:name="__RefHeading___Toc660_2499850811111"/>Modificacions incloses dins aquesta versió<text:bookmark-end text:name="__RefHeading___Toc660_2499850811111"/></text:h>
      <text:list xml:id="list103122935423992" text:continue-list="list103121416901987" text:style-name="L6">
        <text:list-item>
          <text:p text:style-name="P159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116" text:outline-level="2"><text:bookmark-start text:name="__RefHeading___Toc1006_1806918254"/>Canvis <text:span text:style-name="T8">en</text:span> <text:span text:style-name="T8">la </text:span>base de dades<text:bookmark-end text:name="__RefHeading___Toc1006_1806918254"/></text:h>
      <text:list xml:id="list2393833855" text:style-name="L10">
        <text:list-item>
          <text:p text:style-name="P157">Sense canvis</text:p>
        </text:list-item>
      </text:list>
      <text:h text:style-name="P116" text:outline-level="2"><text:bookmark-start text:name="__RefHeading___Toc664_2499850811111"/>Canvis <text:span text:style-name="T8">en</text:span> les propietats de l’aplicació<text:bookmark-end text:name="__RefHeading___Toc664_2499850811111"/></text:h>
      <text:list xml:id="list1761713310" text:style-name="L11">
        <text:list-item>
          <text:p text:style-name="P158">Sense canvis</text:p>
        </text:list-item>
      </text:list>
      <text:list xml:id="list103122270968198" text:continue-list="list103122237859602" text:style-name="Outline">
        <text:list-item>
          <text:h text:style-name="P101" text:outline-level="1"><text:bookmark-start text:name="__RefHeading___Toc1004_18069182541"/>Versió 0.9.6<text:span text:style-name="T20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20">a</text:span></text:p>
          </table:table-cell>
          <table:table-cell table:style-name="Taula7.B1" office:value-type="string">
            <text:p text:style-name="P61"><text:date style:data-style-name="N104" text:date-value="2019-10-08T11:29:44.013376710" text:fixed="true">8.10.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75">Modificació i esborrat de documents firmats, firma biomètrica i solució de bugs.</text:p>
          </table:table-cell>
        </table:table-row>
      </table:table>
      <text:list xml:id="list103122650536043" text:continue-numbering="true" text:style-name="Outline">
        <text:list-header>
          <text:h text:style-name="P117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1209836660" text:style-name="L12">
        <text:list-item>
          <text:p text:style-name="P162"><text:a xlink:type="simple" xlink:href="https://github.com/GovernIB/ripea/issues/300" text:style-name="Internet_20_link" text:visited-style-name="Visited_20_Internet_20_Link"><text:span text:style-name="T21">#300</text:span></text:a><text:span text:style-name="T21">: Modificar i esborrar documents firmats</text:span></text:p>
        </text:list-item>
        <text:list-item>
          <text:p text:style-name="P160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2">02</text:span></text:a>: Integració firma biométrica</text:p>
        </text:list-item>
        <text:list-item>
          <text:p text:style-name="P160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2">12</text:span></text:a>: Ressaltar data actual al desplegable del calendari</text:p>
        </text:list-item>
        <text:list-item>
          <text:p text:style-name="P160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2">13</text:span></text:a>: Error NullPointerException en el drag &amp; drop</text:p>
        </text:list-item>
        <text:list-item>
          <text:p text:style-name="P160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2">14</text:span></text:a>: Els enviaments a Portafib configuren incorrectament el flux de firmes</text:p>
        </text:list-item>
        <text:list-item>
          <text:p text:style-name="P161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4">315</text:span></text:a>: El camp tipus assumpte de les anotacions de registre ha de poder ser null</text:p>
        </text:list-item>
        <text:list-item>
          <text:p text:style-name="P160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2">16</text:span></text:a>: Modificacions per a compilar correctament el codi font a l'entorn de la CAIB</text:p>
        </text:list-item>
        <text:list-item>
          <text:p text:style-name="P160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2">17</text:span></text:a>: Error creant un expedient amb un nom existent</text:p>
        </text:list-item>
        <text:list-item>
          <text:p text:style-name="P160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2">18</text:span></text:a>: Error al crear un document utilitzant el mateix nom que un altre document esborrat anteriorment</text:p>
        </text:list-item>
        <text:list-item>
          <text:p text:style-name="P160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2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60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2">22</text:span></text:a>: Error de drag&amp;drop: modo no permitido</text:p>
        </text:list-item>
        <text:list-item>
          <text:p text:style-name="P160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2">23</text:span></text:a>: Error de gestió de documents signats rebuts des de Regweb</text:p>
        </text:list-item>
      </text:list>
      <text:list xml:id="list103121627461013" text:continue-list="list103122650536043" text:style-name="Outline">
        <text:list-item>
          <text:list>
            <text:list-header>
              <text:h text:style-name="P117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1337785807" text:style-name="L13">
        <text:list-item>
          <text:p text:style-name="P152">30<text:span text:style-name="T27">0</text:span>.oracle.sql</text:p>
        </text:list-item>
        <text:list-item>
          <text:p text:style-name="P152">30<text:span text:style-name="T27">0</text:span>.postresql.sql</text:p>
        </text:list-item>
        <text:list-item>
          <text:p text:style-name="P153">30<text:span text:style-name="T23">2</text:span>.oracle.sql</text:p>
        </text:list-item>
        <text:list-item>
          <text:p text:style-name="P153">30<text:span text:style-name="T23">2</text:span>.postresql.sql</text:p>
        </text:list-item>
        <text:list-item>
          <text:p text:style-name="P154">3<text:span text:style-name="T24">15</text:span>.oracle.sql</text:p>
        </text:list-item>
        <text:list-item>
          <text:p text:style-name="P154">3<text:span text:style-name="T24">15</text:span>.postresql.sql</text:p>
        </text:list-item>
      </text:list>
      <text:list xml:id="list103121566546438" text:continue-list="list103121627461013" text:style-name="Outline">
        <text:list-header>
          <text:h text:style-name="P117" text:outline-level="2" text:is-list-header="true"><text:bookmark-start text:name="__RefHeading___Toc664_24998508111111"/><text:soft-page-break/>Canvis <text:span text:style-name="T8">en</text:span> les propietats de l’aplicació<text:bookmark-end text:name="__RefHeading___Toc664_24998508111111"/></text:h>
        </text:list-header>
      </text:list>
      <text:list xml:id="list2827012362" text:style-name="L14">
        <text:list-item>
          <text:p text:style-name="P163">302.properties</text:p>
        </text:list-item>
      </text:list>
      <text:p text:style-name="P85"/>
      <text:p text:style-name="P85"/>
      <text:list xml:id="list103123102419214" text:continue-list="list103121566546438" text:style-name="Outline">
        <text:list-item>
          <text:h text:style-name="P102" text:outline-level="1"><text:bookmark-start text:name="__RefHeading___Toc1402_1754695317"/>Versió 0.9.<text:span text:style-name="T25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20">a</text:span></text:p>
          </table:table-cell>
          <table:table-cell table:style-name="Table5.B1" office:value-type="string">
            <text:p text:style-name="P62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76"/>
          </table:table-cell>
        </table:table-row>
      </table:table>
      <text:list xml:id="list103122819682062" text:continue-numbering="true" text:style-name="Outline">
        <text:list-header>
          <text:h text:style-name="P118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103121521288895" text:continue-list="list1209836660" text:style-name="L12">
        <text:list-item>
          <text:p text:style-name="P165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65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65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65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65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65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103121632169203" text:continue-list="list103122819682062" text:style-name="Outline">
        <text:list-header>
          <text:h text:style-name="P118" text:outline-level="2" text:is-list-header="true"><text:bookmark-start text:name="__RefHeading___Toc1006_180691825411"/>Canvis <text:span text:style-name="T8">en</text:span> <text:span text:style-name="T8">la </text:span>base de dades<text:bookmark-end text:name="__RefHeading___Toc1006_180691825411"/></text:h>
        </text:list-header>
      </text:list>
      <text:list xml:id="list4184059237" text:style-name="L15">
        <text:list-item>
          <text:p text:style-name="P155">3<text:span text:style-name="T26">11</text:span>.oracle.sql</text:p>
        </text:list-item>
        <text:list-item>
          <text:p text:style-name="P155">3<text:span text:style-name="T26">11</text:span>.postresql.sql</text:p>
        </text:list-item>
      </text:list>
      <text:list xml:id="list103122774013743" text:continue-list="list103121632169203" text:style-name="Outline">
        <text:list-header>
          <text:h text:style-name="P118" text:outline-level="2" text:is-list-header="true"><text:bookmark-start text:name="__RefHeading___Toc664_249985081111111"/>Canvis <text:span text:style-name="T8">en</text:span> les propietats de l’aplicació<text:bookmark-end text:name="__RefHeading___Toc664_249985081111111"/></text:h>
        </text:list-header>
      </text:list>
      <text:list xml:id="list1912446426" text:style-name="L16">
        <text:list-item>
          <text:p text:style-name="P164">3<text:span text:style-name="T26">28</text:span>.properties</text:p>
        </text:list-item>
      </text:list>
      <text:p text:style-name="P86"/>
      <text:list xml:id="list103122866937080" text:continue-list="list103122774013743" text:style-name="Outline">
        <text:list-item>
          <text:h text:style-name="P103" text:outline-level="1"><text:bookmark-start text:name="__RefHeading___Toc1404_1754695317"/>Versió 0.9.<text:span text:style-name="T25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20">a</text:span></text:p>
          </table:table-cell>
          <table:table-cell table:style-name="Table6.B1" office:value-type="string">
            <text:p text:style-name="P63"><text:span text:style-name="T28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77"/>
          </table:table-cell>
        </table:table-row>
      </table:table>
      <text:list xml:id="list103123079152966" text:continue-numbering="true" text:style-name="Outline">
        <text:list-header>
          <text:h text:style-name="P119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103122906232533" text:continue-list="list103121521288895" text:style-name="L12">
        <text:list-item>
          <text:p text:style-name="P166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66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66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66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66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66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66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66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66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66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103123162305700" text:continue-list="list103123079152966" text:style-name="Outline">
        <text:list-item>
          <text:list>
            <text:list-header>
              <text:h text:style-name="P119" text:outline-level="2" text:is-list-header="true"><text:bookmark-start text:name="__RefHeading___Toc1006_1806918254111"/>Canvis <text:span text:style-name="T8">en</text:span> <text:span text:style-name="T8">la </text:span>base de dades<text:bookmark-end text:name="__RefHeading___Toc1006_1806918254111"/></text:h>
            </text:list-header>
          </text:list>
        </text:list-item>
      </text:list>
      <text:list xml:id="list3731510671" text:style-name="L17">
        <text:list-item>
          <text:p text:style-name="P167">346.oracle.sql</text:p>
        </text:list-item>
        <text:list-item>
          <text:p text:style-name="P167">346.postgresql.sql</text:p>
        </text:list-item>
      </text:list>
      <text:list xml:id="list103121501877549" text:continue-list="list103123162305700" text:style-name="Outline">
        <text:list-header>
          <text:h text:style-name="P119" text:outline-level="2" text:is-list-header="true"><text:bookmark-start text:name="__RefHeading___Toc664_2499850811111111"/>Canvis <text:span text:style-name="T8">en</text:span> les propietats de l’aplicació<text:bookmark-end text:name="__RefHeading___Toc664_2499850811111111"/></text:h>
        </text:list-header>
      </text:list>
      <text:list xml:id="list493641170" text:style-name="L18">
        <text:list-item>
          <text:p text:style-name="P168">341.properties</text:p>
        </text:list-item>
      </text:list>
      <text:p text:style-name="P87"/>
      <text:list xml:id="list103123510824534" text:continue-list="list103121501877549" text:style-name="Outline">
        <text:list-item>
          <text:h text:style-name="P104" text:outline-level="1"><text:bookmark-start text:name="__RefHeading___Toc2240_3488419412"/>Versió 0.9.<text:span text:style-name="T25">72.pre2</text:span><text:bookmark-end text:name="__RefHeading___Toc2240_3488419412"/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20">a</text:span></text:p>
          </table:table-cell>
          <table:table-cell table:style-name="Table7.B1" office:value-type="string">
            <text:p text:style-name="P64"><text:span text:style-name="T29">25</text:span>/1<text:span text:style-name="T29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78"/>
          </table:table-cell>
        </table:table-row>
      </table:table>
      <text:list xml:id="list103121849888659" text:continue-numbering="true" text:style-name="Outline">
        <text:list-header>
          <text:h text:style-name="P120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103123249740396" text:continue-list="list103122906232533" text:style-name="L12">
        <text:list-item>
          <text:p text:style-name="P169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182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103123462046436" text:continue-list="list103121849888659" text:style-name="Outline">
        <text:list-item>
          <text:list>
            <text:list-header>
              <text:h text:style-name="P120" text:outline-level="2" text:is-list-header="true"><text:bookmark-start text:name="__RefHeading___Toc1006_18069182541111"/>Canvis <text:span text:style-name="T8">en</text:span> <text:span text:style-name="T8">la </text:span>base de dades<text:bookmark-end text:name="__RefHeading___Toc1006_18069182541111"/></text:h>
            </text:list-header>
          </text:list>
        </text:list-item>
      </text:list>
      <text:list xml:id="list721187464" text:style-name="L19">
        <text:list-item>
          <text:p text:style-name="P170">No canvis</text:p>
        </text:list-item>
      </text:list>
      <text:list xml:id="list103121773427969" text:continue-list="list103123462046436" text:style-name="Outline">
        <text:list-header>
          <text:h text:style-name="P120" text:outline-level="2" text:is-list-header="true"><text:bookmark-start text:name="__RefHeading___Toc664_24998508111111111"/>Canvis <text:span text:style-name="T8">en</text:span> les propietats de l’aplicació<text:bookmark-end text:name="__RefHeading___Toc664_24998508111111111"/></text:h>
        </text:list-header>
      </text:list>
      <text:list xml:id="list1610117451" text:style-name="L20">
        <text:list-item>
          <text:p text:style-name="P171">No canvis</text:p>
        </text:list-item>
      </text:list>
      <text:p text:style-name="P88"/>
      <text:list xml:id="list103123304577292" text:continue-list="list103121773427969" text:style-name="Outline">
        <text:list-item>
          <text:h text:style-name="P95" text:outline-level="1"><text:bookmark-start text:name="__RefHeading___Toc2242_3488419412"/><text:span text:style-name="T31">Versió</text:span><text:span text:style-name="T7"> 0.9.72</text:span><text:bookmark-end text:name="__RefHeading___Toc2242_3488419412"/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Dat<text:span text:style-name="T20">a</text:span></text:p>
          </table:table-cell>
          <table:table-cell table:style-name="Tabla1.B1" office:value-type="string">
            <text:p text:style-name="P65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79"/>
          </table:table-cell>
        </table:table-row>
      </table:table>
      <text:list xml:id="list103122607050403" text:continue-numbering="true" text:style-name="Outline">
        <text:list-header>
          <text:h text:style-name="P121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103122803383414" text:continue-list="list103123249740396" text:style-name="L12">
        <text:list-item>
          <text:p text:style-name="P183">#349: Poder seleccionar múltiples documents d'un expedient per descarregar versió imprimible i/o notificar.</text:p>
        </text:list-item>
        <text:list-item>
          <text:p text:style-name="P183">#350: Metaexpedient amb domini i poder filtrar a partir d'aquest domini</text:p>
        </text:list-item>
        <text:list-item>
          <text:p text:style-name="P183">#353: Recerca avançada d'usuaris en creació d'estats</text:p>
        </text:list-item>
        <text:list-item>
          <text:p text:style-name="P183">#355: MetaDocuments genèrics</text:p>
        </text:list-item>
        <text:list-item>
          <text:p text:style-name="P183">#356: Millores referents a les notificacions electròniques</text:p>
        </text:list-item>
        <text:list-item>
          <text:p text:style-name="P183">#358: Poder veure la informació del registre al detalls de notificació</text:p>
        </text:list-item>
        <text:list-item>
          <text:p text:style-name="P183">#360: Recuperar el justificant de recepció i guardar-lo dins l'expedient</text:p>
        </text:list-item>
        <text:list-item>
          <text:p text:style-name="P183">#363: Poder crear carpetes LÒGIQUES. Al SGD no hi haurà carpetes. (activar per propietat)</text:p>
        </text:list-item>
        <text:list-item>
          <text:p text:style-name="P183">#367: Poder cercar per DNI/Nom/Nom d'usuari en la gestió de firmes </text:p>
        </text:list-item>
        <text:list-item>
          <text:p text:style-name="P183"><text:span text:style-name="T30">#</text:span>368: Error llistant els enviaments d'un expedient amb contingut de tipus carpeta i document.</text:p>
        </text:list-item>
        <text:list-item>
          <text:p text:style-name="P183">#369: Integrar RIPEA amb portafib (REST) per poder definir fluxes de firma</text:p>
        </text:list-item>
        <text:list-item>
          <text:p text:style-name="P183">#370: Integrar RIPEA amb el component horitzontal de còpia autèntica DigitalIB</text:p>
        </text:list-item>
        <text:list-item>
          <text:p text:style-name="P183">#371: Manteniment tipus documentals</text:p>
        </text:list-item>
        <text:list-item>
          <text:p text:style-name="P183">#372: Poder triar el tipus de registre a l'hora de fer una importació (opció importar només disponible si s'activa per propietat)</text:p>
        </text:list-item>
        <text:list-item>
          <text:p text:style-name="P183">#373: Modificar la importació de documents per filtrar per tipus de registre (E/S) (opció importar només disponible si s'activa per propietat)</text:p>
        </text:list-item>
        <text:list-item>
          <text:p text:style-name="P183">#374: Poder amagar l'opció de Publicar per propietat (per defecte s'ha de mostrar) </text:p>
        </text:list-item>
        <text:list-item>
          <text:p text:style-name="P183">#375: Millores de l'opció importar documents des de Regweb (opció importar només disponible si s'activa per propietat)</text:p>
        </text:list-item>
        <text:list-item>
          <text:p text:style-name="P183"><text:soft-page-break/>#376: Resoldre bug enviament avís a usuari sense correu.</text:p>
        </text:list-item>
        <text:list-item>
          <text:p text:style-name="P183">#377: Error llistant responsables portafirmes a partir del NIF </text:p>
        </text:list-item>
        <text:list-item>
          <text:p text:style-name="P183">#378: Afegir columna serie al llistat de tipus de documents</text:p>
        </text:list-item>
        <text:list-item>
          <text:p text:style-name="P183">#379: Millores integració Ripea-SGD</text:p>
        </text:list-item>
        <text:list-item>
          <text:p text:style-name="P183">#380: Afegir botó per recuperar url validació document (activar per propietat)</text:p>
        </text:list-item>
        <text:list-item>
          <text:p text:style-name="P183">#381: Millores en la notificació de múltiples documents</text:p>
        </text:list-item>
      </text:list>
      <text:list xml:id="list103122775403965" text:continue-list="list103122607050403" text:style-name="Outline">
        <text:list-item>
          <text:list>
            <text:list-header>
              <text:h text:style-name="P121" text:outline-level="2" text:is-list-header="true"><text:bookmark-start text:name="__RefHeading___Toc1006_180691825411111"/>Canvis <text:span text:style-name="T8">en</text:span> <text:span text:style-name="T8">la </text:span>base de dades<text:bookmark-end text:name="__RefHeading___Toc1006_180691825411111"/></text:h>
            </text:list-header>
          </text:list>
        </text:list-item>
      </text:list>
      <text:list xml:id="list2175553876" text:style-name="L21">
        <text:list-item>
          <text:p text:style-name="P172">350.oracle.sql</text:p>
        </text:list-item>
        <text:list-item>
          <text:p text:style-name="P172">350.postgresql.sql</text:p>
        </text:list-item>
        <text:list-item>
          <text:p text:style-name="P172">355.oracle.sql</text:p>
        </text:list-item>
        <text:list-item>
          <text:p text:style-name="P172">355.postgresql.sql</text:p>
        </text:list-item>
        <text:list-item>
          <text:p text:style-name="P172">358.oracle.sql</text:p>
        </text:list-item>
        <text:list-item>
          <text:p text:style-name="P172">358.postgresql.sql</text:p>
        </text:list-item>
        <text:list-item>
          <text:p text:style-name="P172">369.oracle.sql</text:p>
        </text:list-item>
        <text:list-item>
          <text:p text:style-name="P172">369.postgresql.sql</text:p>
        </text:list-item>
        <text:list-item>
          <text:p text:style-name="P172">371.oracle.sql</text:p>
        </text:list-item>
        <text:list-item>
          <text:p text:style-name="P172">371.postgresql.sql</text:p>
        </text:list-item>
      </text:list>
      <text:list xml:id="list103122516724182" text:continue-list="list103122775403965" text:style-name="Outline">
        <text:list-header>
          <text:h text:style-name="P121" text:outline-level="2" text:is-list-header="true"><text:bookmark-start text:name="__RefHeading___Toc664_249985081111111111"/>Canvis <text:span text:style-name="T8">en</text:span> les propietats de l’aplicació<text:bookmark-end text:name="__RefHeading___Toc664_249985081111111111"/></text:h>
        </text:list-header>
      </text:list>
      <text:list xml:id="list2439969521" text:style-name="L22">
        <text:list-item>
          <text:p text:style-name="P173">360.properties</text:p>
        </text:list-item>
        <text:list-item>
          <text:p text:style-name="P173">363.properties</text:p>
        </text:list-item>
        <text:list-item>
          <text:p text:style-name="P173">367.properties</text:p>
        </text:list-item>
        <text:list-item>
          <text:p text:style-name="P173">369.properties</text:p>
        </text:list-item>
        <text:list-item>
          <text:p text:style-name="P173">370.properties</text:p>
        </text:list-item>
        <text:list-item>
          <text:p text:style-name="P173">374.properties</text:p>
        </text:list-item>
        <text:list-item>
          <text:p text:style-name="P173">380.properties</text:p>
        </text:list-item>
      </text:list>
      <text:p text:style-name="P89"/>
      <text:list xml:id="list103122153282022" text:continue-list="list103122516724182" text:style-name="Outline">
        <text:list-item>
          <text:h text:style-name="P105" text:outline-level="1"><text:bookmark-start text:name="__RefHeading___Toc2244_3488419412"/><text:span text:style-name="T31">Versió</text:span><text:span text:style-name="T7"> 0.9.73</text:span><text:bookmark-end text:name="__RefHeading___Toc2244_3488419412"/></text:h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Dat<text:span text:style-name="T20">a</text:span></text:p>
          </table:table-cell>
          <table:table-cell table:style-name="Tabela1.B1" office:value-type="string">
            <text:p text:style-name="P66"><text:date style:data-style-name="N104" text:date-value="2020-06-02T08:30:55.682339589" text:fixed="true">2.06.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80"/>
          </table:table-cell>
        </table:table-row>
      </table:table>
      <text:list xml:id="list103122650655606" text:continue-numbering="true" text:style-name="Outline">
        <text:list-header>
          <text:h text:style-name="P122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103122472041202" text:continue-list="list103122803383414" text:style-name="L12">
        <text:list-item>
          <text:p text:style-name="P184">#384: Simplificar operacions d'adjuntar documents a expedients</text:p>
        </text:list-item>
        <text:list-item>
          <text:p text:style-name="P184">#392: Integració amb signatura externa</text:p>
        </text:list-item>
        <text:list-item>
          <text:p text:style-name="P184">#403: Creació de test unitaris JUnit per depurar errors de gestió d'expedients</text:p>
        </text:list-item>
        <text:list-item>
          <text:p text:style-name="P184">#405: Gestió de documents esborranys dins Ripea</text:p>
        </text:list-item>
        <text:list-item>
          <text:p text:style-name="P184">#407: Recuperar enllaç amb CSV dels documents DEFINITIUS (no firmats)</text:p>
        </text:list-item>
        <text:list-item>
          <text:p text:style-name="P184">#408: Treure eliminació d'expedients tancats</text:p>
        </text:list-item>
        <text:list-item>
          <text:p text:style-name="P184">#409: Revisar nom del documents després de firmar</text:p>
        </text:list-item>
        <text:list-item>
          <text:p text:style-name="P184">#410: Afegir segona validació en la importació d'assentaments registrals</text:p>
        </text:list-item>
        <text:list-item>
          <text:p text:style-name="P184">#411: Arreglar visualització dels missatges d'error</text:p>
        </text:list-item>
        <text:list-item>
          <text:p text:style-name="P184">#412: Revisar tipus de document dels interessats (sempre carrega NIF)</text:p>
        </text:list-item>
        <text:list-item>
          <text:p text:style-name="P184">#413: Revisar paginació expedients</text:p>
        </text:list-item>
        <text:list-item>
          <text:p text:style-name="P184">#414: Revisar error a l'hora de guardar certificació de Notific@ dins l'expedient</text:p>
        </text:list-item>
        <text:list-item>
          <text:p text:style-name="P184">#416: Borrar un expedient que no hem agafat</text:p>
        </text:list-item>
        <text:list-item>
          <text:p text:style-name="P184">#417: El camp de municipi surt buid</text:p>
        </text:list-item>
        <text:list-item>
          <text:p text:style-name="P184">#418: Relacionar expedient quan l'usuari no el té agafat</text:p>
        </text:list-item>
        <text:list-item>
          <text:p text:style-name="P184">#419: Llistat d'expedients a relacionar</text:p>
        </text:list-item>
        <text:list-item>
          <text:p text:style-name="P184">#420: Relacionar mutuament dos expedients</text:p>
        </text:list-item>
        <text:list-item>
          <text:p text:style-name="P184">#421: Revisar enviament correu del canvi d'estat d'una notificació</text:p>
        </text:list-item>
        <text:list-item>
          <text:p text:style-name="P184">#422: Falla la creació dels expedients</text:p>
        </text:list-item>
        <text:list-item>
          <text:p text:style-name="P184">#423: Falla la creació del flux de firma quan l'usuari no és Administrador</text:p>
        </text:list-item>
      </text:list>
      <text:list xml:id="list103122580873770" text:continue-list="list103122650655606" text:style-name="Outline">
        <text:list-item>
          <text:list>
            <text:list-header>
              <text:h text:style-name="P122" text:outline-level="2" text:is-list-header="true"><text:bookmark-start text:name="__RefHeading___Toc1006_1806918254111111"/><text:soft-page-break/>Canvis <text:span text:style-name="T8">en</text:span> <text:span text:style-name="T8">la </text:span>base de dades<text:bookmark-end text:name="__RefHeading___Toc1006_1806918254111111"/></text:h>
            </text:list-header>
          </text:list>
        </text:list-item>
      </text:list>
      <text:list xml:id="list102415869" text:style-name="L23">
        <text:list-item>
          <text:p text:style-name="P174">No canvis</text:p>
        </text:list-item>
      </text:list>
      <text:p text:style-name="P90"/>
      <text:list xml:id="list103121479398030" text:continue-list="list103122580873770" text:style-name="Outline">
        <text:list-header>
          <text:h text:style-name="P122" text:outline-level="2" text:is-list-header="true"><text:bookmark-start text:name="__RefHeading___Toc664_2499850811111111111"/>Canvis <text:span text:style-name="T8">en</text:span> les propietats de l’aplicació<text:bookmark-end text:name="__RefHeading___Toc664_2499850811111111111"/></text:h>
        </text:list-header>
      </text:list>
      <text:list xml:id="list1765355497" text:style-name="L24">
        <text:list-item>
          <text:p text:style-name="P175">4<text:span text:style-name="T34">05.properties</text:span></text:p>
        </text:list-item>
      </text:list>
      <text:list xml:id="list103123472850958" text:continue-list="list103121479398030" text:style-name="Outline">
        <text:list-item>
          <text:h text:style-name="P106" text:outline-level="1"><text:bookmark-start text:name="__RefHeading___Toc2246_3488419412"/><text:span text:style-name="T31">Versió</text:span><text:span text:style-name="T7"> 0.9.74</text:span><text:bookmark-end text:name="__RefHeading___Toc2246_3488419412"/></text:h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Dat<text:span text:style-name="T20">a</text:span></text:p>
          </table:table-cell>
          <table:table-cell table:style-name="Tabela2.B1" office:value-type="string">
            <text:p text:style-name="P67"><text:date style:data-style-name="N104" text:date-value="2020-11-04T10:31:21.384474202">4.11.20</text:date></text:p>
          </table:table-cell>
        </table:table-row>
        <table:table-row table:style-name="Tabela2.2">
          <table:table-cell table:style-name="Tabela2.A2" office:value-type="string">
            <text:p text:style-name="P20">Resum</text:p>
          </table:table-cell>
          <table:table-cell table:style-name="Tabela2.B2" office:value-type="string">
            <text:p text:style-name="P81"/>
          </table:table-cell>
        </table:table-row>
      </table:table>
      <text:list xml:id="list103123422376131" text:continue-numbering="true" text:style-name="Outline">
        <text:list-header>
          <text:h text:style-name="P123" text:outline-level="2" text:is-list-header="true"><text:bookmark-start text:name="__RefHeading___Toc660_24998508111111111111"/>Modificacions incloses dins aquesta versió<text:bookmark-end text:name="__RefHeading___Toc660_24998508111111111111"/></text:h>
        </text:list-header>
      </text:list>
      <text:list xml:id="list103122298659371" text:continue-list="list103122472041202" text:style-name="L12">
        <text:list-item>
          <text:p text:style-name="P185">#332: Error creant un nou expedient amb un registre provinent de regweb-distribució per rol d’usuari</text:p>
        </text:list-item>
        <text:list-item>
          <text:p text:style-name="P185">#334: Revisió/control d’error de BD quan es fa un ‘Reintentar procesamiento’ d’un annex ja fallit</text:p>
        </text:list-item>
        <text:list-item>
          <text:p text:style-name="P185">#342: Comportament de propietats d'enviament de notificació</text:p>
        </text:list-item>
        <text:list-item>
          <text:p text:style-name="P185">#343: <text:s/>Igualar comportament del NOTIB al enviar notificacions des de RIPEA</text:p>
        </text:list-item>
        <text:list-item>
          <text:p text:style-name="P185">#357: Millores referents als enviaments de les notificacions electròniques</text:p>
        </text:list-item>
        <text:list-item>
          <text:p text:style-name="P185">#359: Millores referents a enviaments CIE</text:p>
        </text:list-item>
        <text:list-item>
          <text:p text:style-name="P185">#361: Juntar/relacionar el tema dels estats amb les tasques.</text:p>
        </text:list-item>
        <text:list-item>
          <text:p text:style-name="P185">#362: Data límit per les tasques</text:p>
        </text:list-item>
        <text:list-item>
          <text:p text:style-name="P185">#364: Avís sobre aquells expedients en què hi ha un esdeveniment pendent de gestionar</text:p>
        </text:list-item>
        <text:list-item>
          <text:p text:style-name="P185">#366: Millores en la pantalla de tasques</text:p>
        </text:list-item>
        <text:list-item>
          <text:p text:style-name="P185">#399: Metadades amb dominis i cerca/filtre per valor d'aquests dominis.</text:p>
        </text:list-item>
        <text:list-item>
          <text:p text:style-name="P185">#402: Afegir causa de rebuig a Portafib</text:p>
        </text:list-item>
        <text:list-item>
          <text:p text:style-name="P185">#424: Millorar el sistema de tasques</text:p>
        </text:list-item>
        <text:list-item>
          <text:p text:style-name="P185">#425: Millores al sistema de notificacions</text:p>
        </text:list-item>
        <text:list-item>
          <text:p text:style-name="P185">#429: Modificar tamany de camps de la taula IPA_REGISTRE</text:p>
        </text:list-item>
        <text:list-item>
          <text:p text:style-name="P185">#432: Afegir camp de descripció de document</text:p>
        </text:list-item>
        <text:list-item>
          <text:p text:style-name="P185">#433: Mostrar destinataris del Flux de firmes que hi ha per defecte</text:p>
        </text:list-item>
        <text:list-item>
          <text:p text:style-name="P185">#434: Poder afegir comentari a l'assignació d'una tasca</text:p>
        </text:list-item>
        <text:list-item>
          <text:p text:style-name="P185">#435: Error al crear flux de firmes</text:p>
        </text:list-item>
        <text:list-item>
          <text:p text:style-name="P185">#437: Problemes per editar un flux de firmes existent</text:p>
        </text:list-item>
        <text:list-item>
          <text:p text:style-name="P185"><text:soft-page-break/>#438: No se puede enviar un documento a firmar con un flujo de firmas predefinido</text:p>
        </text:list-item>
        <text:list-item>
          <text:p text:style-name="P185">#439: Tipus de flux de firma Simple: No results found </text:p>
        </text:list-item>
        <text:list-item>
          <text:p text:style-name="P185">#440: Poder mover documentos a carpetas</text:p>
        </text:list-item>
        <text:list-item>
          <text:p text:style-name="P185">#441: Depuració d'errors i millores als fluxos de firma</text:p>
        </text:list-item>
        <text:list-item>
          <text:p text:style-name="P185">#442: Actualitzar UUID de l'expedient una vegada s'ha tancat</text:p>
        </text:list-item>
        <text:list-item>
          <text:p text:style-name="P185">#443: Revisió de literals de fluxos de firma</text:p>
        </text:list-item>
        <text:list-item>
          <text:p text:style-name="P185">#444: Mostrar desplegable amb fluxos de plantilla existents</text:p>
        </text:list-item>
        <text:list-item>
          <text:p text:style-name="P185">#445: Afegir filtre al desplegable de tipus d'expedients</text:p>
        </text:list-item>
        <text:list-item>
          <text:p text:style-name="P185">#447: Afegir el nom del tipus d'expedient al disseny del mateix</text:p>
        </text:list-item>
        <text:list-item>
          <text:p text:style-name="P185">#448: Plantilla de tipus de document no funciona</text:p>
        </text:list-item>
        <text:list-item>
          <text:p text:style-name="P185">#449: Error amb Firma amb passarel·la</text:p>
        </text:list-item>
        <text:list-item>
          <text:p text:style-name="P185">#450: Error al crear un tipus de document amb firma amb portafirmes</text:p>
        </text:list-item>
        <text:list-item>
          <text:p text:style-name="P185">#451: Crear petición de firma con Anexos</text:p>
        </text:list-item>
        <text:list-item>
          <text:p text:style-name="P185">#452: Error AJAX: [0] abort al afegir responsables de firma</text:p>
        </text:list-item>
        <text:list-item>
          <text:p text:style-name="P185">#453: Títol incorrecte per l'edició de tipus de document</text:p>
        </text:list-item>
        <text:list-item>
          <text:p text:style-name="P185">#454: Optimitzar enviament d'anexos en les notificacions</text:p>
        </text:list-item>
        <text:list-item>
          <text:p text:style-name="P185">#455: Revisar codis de pais, província i municipi en l'enviament postal de notificacions</text:p>
        </text:list-item>
        <text:list-item>
          <text:p text:style-name="P185">#458: No ha d'aparèixer el requadre d'arrosegar document si no tens agafada la tasca</text:p>
        </text:list-item>
        <text:list-item>
          <text:p text:style-name="P185">#459: Canviar literal "Estat d'elaboració"</text:p>
        </text:list-item>
        <text:list-item>
          <text:p text:style-name="P185">#461: Error firmant documents que estan dins una carpeta (APB)</text:p>
        </text:list-item>
        <text:list-item>
          <text:p text:style-name="P185">#463: No es pot obrir l'expedient (Error reading 'fitxerExtension' on type es.caib.ripea.core.api.dto.DocumentDto)</text:p>
        </text:list-item>
        <text:list-item>
          <text:p text:style-name="P185">#464: NullPointerException a l'hora de notificar el ZIP resultat d'una concatenació</text:p>
        </text:list-item>
        <text:list-item>
          <text:p text:style-name="P185">#465: Poder concatenar i notificar documents definitius (no firmats)</text:p>
        </text:list-item>
        <text:list-item>
          <text:p text:style-name="P186">#467: <text:span text:style-name="T36">Error en crear document</text:span></text:p>
        </text:list-item>
        <text:list-item>
          <text:p text:style-name="P186">#469: <text:span text:style-name="T36">Error en notificar un document</text:span></text:p>
        </text:list-item>
        <text:list-item>
          <text:p text:style-name="P186">#471 Afegir els detalls de la notificació realitzada</text:p>
        </text:list-item>
        <text:list-item>
          <text:p text:style-name="P186"><text:soft-page-break/>#472 Missatge "Ajax error" al enviar notificació</text:p>
        </text:list-item>
        <text:list-item>
          <text:p text:style-name="P186">#474 Mostrar progrés durant l'enviament d'una notificació</text:p>
        </text:list-item>
        <text:list-item>
          <text:p text:style-name="P186">#476 No es mostren les dades de l'enviament</text:p>
        </text:list-item>
        <text:list-item>
          <text:p text:style-name="P186">#481 Error al menú d'accions d'un expedient</text:p>
        </text:list-item>
      </text:list>
      <text:list xml:id="list103123228849896" text:continue-list="list103123422376131" text:style-name="Outline">
        <text:list-item>
          <text:list>
            <text:list-header>
              <text:h text:style-name="P123" text:outline-level="2" text:is-list-header="true"><text:bookmark-start text:name="__RefHeading___Toc1006_18069182541111111"/>Canvis <text:span text:style-name="T8">en</text:span> <text:span text:style-name="T8">la </text:span>base de dades<text:bookmark-end text:name="__RefHeading___Toc1006_18069182541111111"/></text:h>
            </text:list-header>
          </text:list>
        </text:list-item>
      </text:list>
      <text:list xml:id="list2244967970" text:style-name="L25">
        <text:list-item>
          <text:p text:style-name="P176">343.oracle.sql</text:p>
        </text:list-item>
        <text:list-item>
          <text:p text:style-name="P176">343.postgresql.sql</text:p>
        </text:list-item>
        <text:list-item>
          <text:p text:style-name="P176">350.oracle.sql</text:p>
        </text:list-item>
        <text:list-item>
          <text:p text:style-name="P176">350.postgresql.sql</text:p>
        </text:list-item>
        <text:list-item>
          <text:p text:style-name="P176">361.oracle.sql</text:p>
        </text:list-item>
        <text:list-item>
          <text:p text:style-name="P176">361.postresql.sql</text:p>
        </text:list-item>
        <text:list-item>
          <text:p text:style-name="P176">362.oracle.sql</text:p>
        </text:list-item>
        <text:list-item>
          <text:p text:style-name="P176">362.postgres.sql</text:p>
        </text:list-item>
        <text:list-item>
          <text:p text:style-name="P176">402.oracle.sql</text:p>
        </text:list-item>
        <text:list-item>
          <text:p text:style-name="P176">402.postgres.sql</text:p>
        </text:list-item>
        <text:list-item>
          <text:p text:style-name="P176">429.oracle.sql</text:p>
        </text:list-item>
        <text:list-item>
          <text:p text:style-name="P176">429.postgresql.sql</text:p>
        </text:list-item>
        <text:list-item>
          <text:p text:style-name="P176">432.oracle.sql</text:p>
        </text:list-item>
        <text:list-item>
          <text:p text:style-name="P176">432.postgres.sql</text:p>
        </text:list-item>
        <text:list-item>
          <text:p text:style-name="P176">434.oracle.sql</text:p>
        </text:list-item>
        <text:list-item>
          <text:p text:style-name="P176">434.postgresql.sql</text:p>
        </text:list-item>
        <text:list-item>
          <text:p text:style-name="P176">435.oracle.sql</text:p>
        </text:list-item>
        <text:list-item>
          <text:p text:style-name="P176">43<text:span text:style-name="T35">5</text:span>.postgres.sql</text:p>
        </text:list-item>
        <text:list-item>
          <text:p text:style-name="P176">450.oracle.sql</text:p>
        </text:list-item>
        <text:list-item>
          <text:p text:style-name="P176">450.postgres.sql</text:p>
        </text:list-item>
      </text:list>
      <text:p text:style-name="P91"/>
      <text:list xml:id="list103121562800210" text:continue-list="list103123228849896" text:style-name="Outline">
        <text:list-header>
          <text:h text:style-name="P123" text:outline-level="2" text:is-list-header="true"><text:bookmark-start text:name="__RefHeading___Toc664_24998508111111111111"/>Canvis <text:span text:style-name="T8">en</text:span> les propietats de l’aplicació<text:bookmark-end text:name="__RefHeading___Toc664_24998508111111111111"/></text:h>
        </text:list-header>
      </text:list>
      <text:list xml:id="list1406933379" text:style-name="L26">
        <text:list-item>
          <text:p text:style-name="P187">350.properties</text:p>
        </text:list-item>
        <text:list-item>
          <text:p text:style-name="P187">362.properties</text:p>
        </text:list-item>
        <text:list-item>
          <text:p text:style-name="P187"><text:soft-page-break/>439.properties</text:p>
        </text:list-item>
        <text:list-item>
          <text:p text:style-name="P187">440.properties</text:p>
        </text:list-item>
      </text:list>
      <text:p text:style-name="P91"/>
      <text:list xml:id="list103123471181851" text:continue-list="list103121562800210" text:style-name="Outline">
        <text:list-item>
          <text:h text:style-name="P107" text:outline-level="1"><text:bookmark-start text:name="__RefHeading___Toc2248_3488419412"/><text:span text:style-name="T31">Versió</text:span><text:span text:style-name="T7"> 0.9.7</text:span><text:span text:style-name="T37">5</text:span><text:bookmark-end text:name="__RefHeading___Toc2248_3488419412"/></text:h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Dat<text:span text:style-name="T20">a</text:span></text:p>
          </table:table-cell>
          <table:table-cell table:style-name="Tabla2.B1" office:value-type="string">
            <text:p text:style-name="P70"><text:change text:change-id="ct94084709097712"/><text:change-start text:change-id="ct94084709704688"/>24.09.2020<text:change-end text:change-id="ct94084709704688"/></text:p>
          </table:table-cell>
        </table:table-row>
        <table:table-row table:style-name="Tabla2.2">
          <table:table-cell table:style-name="Tabla2.A2" office:value-type="string">
            <text:p text:style-name="P21">Resum</text:p>
          </table:table-cell>
          <table:table-cell table:style-name="Tabla2.B2" office:value-type="string">
            <text:p text:style-name="P82"/>
          </table:table-cell>
        </table:table-row>
      </table:table>
      <text:list xml:id="list103123046689003" text:continue-numbering="true" text:style-name="Outline">
        <text:list-header>
          <text:h text:style-name="P124" text:outline-level="2" text:is-list-header="true"><text:bookmark-start text:name="__RefHeading___Toc660_249985081111111111111"/>Modificacions incloses dins aquesta versió<text:bookmark-end text:name="__RefHeading___Toc660_249985081111111111111"/></text:h>
        </text:list-header>
      </text:list>
      <text:list xml:id="list4157781729" text:style-name="L27">
        <text:list-item>
          <text:p text:style-name="P189">#<text:span text:style-name="T37">551</text:span>: <text:span text:style-name="T37">Error al modificar dades de l’expedient de tipus múltiple</text:span></text:p>
        </text:list-item>
        <text:list-item>
          <text:p text:style-name="P189">#548: Error al modificar informació d'una tasca ja creada </text:p>
        </text:list-item>
        <text:list-item>
          <text:p text:style-name="P189">#494: Gestió de grups </text:p>
        </text:list-item>
        <text:list-item>
          <text:p text:style-name="P189">#547: Error en els camps obligatoris al crear de permisos <text:s/></text:p>
        </text:list-item>
        <text:list-item>
          <text:p text:style-name="P189">#546: Comprovació de camps obligatoris al crear una metadada </text:p>
        </text:list-item>
        <text:list-item>
          <text:p text:style-name="P189">#394: Adaptació de RIPEA per gestionar procediments comuns <text:s/></text:p>
        </text:list-item>
        <text:list-item>
          <text:p text:style-name="P189">#541: LinkageError al modificar tipus de document <text:s/></text:p>
        </text:list-item>
        <text:list-item>
          <text:p text:style-name="P189">#512: Error en esborrar expedient </text:p>
        </text:list-item>
        <text:list-item>
          <text:p text:style-name="P189">#540: <text:span text:style-name="T38">V</text:span>alidar caràcters acceptats en NOTIFIC@ al formulari de notificacions </text:p>
        </text:list-item>
        <text:list-item>
          <text:p text:style-name="P189">#539: Revisar metadades NTI dels documents IMPORTATS <text:s/></text:p>
        </text:list-item>
        <text:list-item>
          <text:p text:style-name="P189">#486: Les accions massives es queden bloquejades si falla la primera execució en cua <text:s/></text:p>
        </text:list-item>
        <text:list-item>
          <text:p text:style-name="P189">#532: Revisar les metadades NTI de l'expedient </text:p>
        </text:list-item>
        <text:list-item>
          <text:p text:style-name="P189">#527: Millorar funció d'enviament massiu a Portafirmes <text:s/></text:p>
        </text:list-item>
        <text:list-item>
          <text:p text:style-name="P189">#526: Generar ZIP amb un índex de l'expedient.</text:p>
        </text:list-item>
        <text:list-item>
          <text:p text:style-name="P189">#511: No s'actualitza el document signat amb plantilla de flux de firmes i firmes externes </text:p>
        </text:list-item>
        <text:list-item>
          <text:p text:style-name="P189">#397: Preparar RIPEA per una administració distribuïda d’expedients</text:p>
        </text:list-item>
        <text:list-item>
          <text:p text:style-name="P189">#495: No permetre esborrar tipus de documents si existeixen documents d'aquest tipus</text:p>
        </text:list-item>
        <text:list-item>
          <text:p text:style-name="P189">#536: No es poden notificar documents dins un carpeta</text:p>
        </text:list-item>
        <text:list-item>
          <text:p text:style-name="P189">#505: Refrescar document signat amb passarel·la</text:p>
        </text:list-item>
        <text:list-item>
          <text:p text:style-name="P189">#528: Error seguiment d'enviament a portafirmes.</text:p>
        </text:list-item>
        <text:list-item>
          <text:p text:style-name="P189"><text:soft-page-break/>#535: Camp obligatori "Tipus documental" del tipus de document no es valida correctament.</text:p>
        </text:list-item>
        <text:list-item>
          <text:p text:style-name="P189">#534: Aplicació sense "resposta" a determinades accions</text:p>
        </text:list-item>
        <text:list-item>
          <text:p text:style-name="P189">#533: Revisar la importació de documents de Regweb (APB)</text:p>
        </text:list-item>
        <text:list-item>
          <text:p text:style-name="P189">#396: Classificar tipologies d’expedients <text:s/></text:p>
        </text:list-item>
        <text:list-item>
          <text:p text:style-name="P189">#519: Revisar literals i missatges en castellà <text:s/></text:p>
        </text:list-item>
        <text:list-item>
          <text:p text:style-name="P189">#482: Incorporar funcionalitat de firma en servidor</text:p>
        </text:list-item>
        <text:list-item>
          <text:p text:style-name="P189">#530: Problema amb les dades de l'interessat</text:p>
        </text:list-item>
        <text:list-item>
          <text:p text:style-name="P189">#504: Afegir núm d'expedient a la notificació</text:p>
        </text:list-item>
        <text:list-item>
          <text:p text:style-name="P189">#468: Revisar títol llistat de tipus de documents</text:p>
        </text:list-item>
        <text:list-item>
          <text:p text:style-name="P189">#478: Traducció de literals del paginador</text:p>
        </text:list-item>
        <text:list-item>
          <text:p text:style-name="P189">#470: Gestió d'interessats: Balears per defecte al llistat de províncies</text:p>
        </text:list-item>
        <text:list-item>
          <text:p text:style-name="P189">#490: Desactivar el botó Notificar una vegada fet clic</text:p>
        </text:list-item>
        <text:list-item>
          <text:p text:style-name="P189">#489: No permetre afegir més documents si no hi ha tipologies de documents disponibles (s'ha arribat a la multiplicitat màxima)</text:p>
        </text:list-item>
        <text:list-item>
          <text:p text:style-name="P189">#525: Modificar el peu de pàgina per a mostrar la versió i la data de compilació <text:s/></text:p>
        </text:list-item>
        <text:list-item>
          <text:p text:style-name="P189">#491: Desactivar el botó guardar document una vegada fet clic</text:p>
        </text:list-item>
        <text:list-item>
          <text:p text:style-name="P189">#483: Document tipus erroni als detalls de seguiment portafirmes <text:s/></text:p>
        </text:list-item>
        <text:list-item>
          <text:p text:style-name="P189">#514: Error al crear un expedient amb espais en blanc</text:p>
        </text:list-item>
        <text:list-item>
          <text:p text:style-name="P189">#503: Error en crear un expedient amb nom repetit</text:p>
        </text:list-item>
        <text:list-item>
          <text:p text:style-name="P189">#522: Error en crear tasca</text:p>
        </text:list-item>
        <text:list-item>
          <text:p text:style-name="P189">#501: Canvi en nombre registres llista i recordar selecció</text:p>
        </text:list-item>
        <text:list-item>
          <text:p text:style-name="P189">#521: Afegir URL de l'expedient al visor en l'enviament a Portafirmes</text:p>
        </text:list-item>
        <text:list-item>
          <text:p text:style-name="P189">#499: Nova columna a la taula d'expedients</text:p>
        </text:list-item>
        <text:list-item>
          <text:p text:style-name="P189">#497: Millora avisos</text:p>
        </text:list-item>
        <text:list-item>
          <text:p text:style-name="P189">#523: Activar/desactivar la creació dels tipus documentals amb una propietat </text:p>
        </text:list-item>
        <text:list-item>
          <text:p text:style-name="P189">#507: No s'està informant correctament la metadada normativa en document</text:p>
        </text:list-item>
        <text:list-item>
          <text:p text:style-name="P189">#513: De vegades falla la tornada de PF i es queda el document bloquejat en pendent de signatura</text:p>
        </text:list-item>
        <text:list-item>
          <text:p text:style-name="P189"><text:soft-page-break/>#506: Problema amb el tipus ENI de document "Convocatòria"</text:p>
        </text:list-item>
        <text:list-item>
          <text:p text:style-name="P189">#479: Establir una mida màxima al nom i descripció d'un document</text:p>
        </text:list-item>
        <text:list-item>
          <text:p text:style-name="P189">#477: Valor per defecte per les dades d'un expedient</text:p>
        </text:list-item>
        <text:list-item>
          <text:p text:style-name="P189">#509: Tipus de document en alta de document posar-ho buit per defecte</text:p>
        </text:list-item>
        <text:list-item>
          <text:p text:style-name="P189">#510: Les finestres modals es tanquen</text:p>
        </text:list-item>
        <text:list-item>
          <text:p text:style-name="P189">#498: No enviar canvi estat notificació finalitzada a Processada</text:p>
        </text:list-item>
        <text:list-item>
          <text:p text:style-name="P189">#500: Afegir enllaç a l'expedient</text:p>
        </text:list-item>
        <text:list-item>
          <text:p text:style-name="P189">#508: Falta text d'error en camp email d'interessat</text:p>
        </text:list-item>
        <text:list-item>
          <text:p text:style-name="P189">#485: Error executant una acció massiva</text:p>
        </text:list-item>
        <text:list-item>
          <text:p text:style-name="P189">#475: Afegir certificació de la notificació</text:p>
        </text:list-item>
        <text:list-item>
          <text:p text:style-name="P189">#330: Permetre agrupar correus en la configuració d’usuari de RIPEA</text:p>
        </text:list-item>
        <text:list-item>
          <text:p text:style-name="P189">#467: Error en crear <text:span text:style-name="T43">document</text:span></text:p>
        </text:list-item>
        <text:list-item>
          <text:p text:style-name="P189">#456: Deshabilitar les notificacions si no hi ha cap interessat per a notificar</text:p>
        </text:list-item>
        <text:list-item>
          <text:p text:style-name="P189">#484: Error llistant el contingut d'una execució massiva</text:p>
        </text:list-item>
        <text:list-item>
          <text:p text:style-name="P189">#493: Error copiant l'enllaç CSV del document</text:p>
        </text:list-item>
      </text:list>
      <text:list xml:id="list103121465300193" text:continue-list="list103123046689003" text:style-name="Outline">
        <text:list-item>
          <text:list>
            <text:list-header>
              <text:h text:style-name="P124" text:outline-level="2" text:is-list-header="true"><text:bookmark-start text:name="__RefHeading___Toc1006_180691825411111111"/>Canvis <text:span text:style-name="T8">en</text:span> <text:span text:style-name="T8">la </text:span>base de dades<text:bookmark-end text:name="__RefHeading___Toc1006_180691825411111111"/></text:h>
            </text:list-header>
          </text:list>
        </text:list-item>
      </text:list>
      <text:list xml:id="list2069634689" text:style-name="L28">
        <text:list-item>
          <text:p text:style-name="P190"><text:span text:style-name="T29">3</text:span><text:span text:style-name="T39">30</text:span><text:span text:style-name="T29">.oracle.sql</text:span></text:p>
        </text:list-item>
        <text:list-item>
          <text:p text:style-name="P177">3<text:span text:style-name="T39">30</text:span>.postgresql.sql</text:p>
        </text:list-item>
        <text:list-item>
          <text:p text:style-name="P191"><text:span text:style-name="T29">3</text:span><text:span text:style-name="T40">96</text:span><text:span text:style-name="T29">.oracle.sql</text:span></text:p>
        </text:list-item>
        <text:list-item>
          <text:p text:style-name="P178">3<text:span text:style-name="T40">96</text:span>.postgresql.sql</text:p>
        </text:list-item>
        <text:list-item>
          <text:p text:style-name="P192"><text:span text:style-name="T40">428</text:span><text:span text:style-name="T29">.oracle.sql</text:span></text:p>
        </text:list-item>
        <text:list-item>
          <text:p text:style-name="P179"><text:span text:style-name="T40">428</text:span>.postgresql.sql</text:p>
        </text:list-item>
        <text:list-item>
          <text:p text:style-name="P192"><text:span text:style-name="T40">494</text:span><text:span text:style-name="T29">.oracle.sql</text:span></text:p>
        </text:list-item>
        <text:list-item>
          <text:p text:style-name="P179"><text:span text:style-name="T40">494</text:span>.postgresql.sql</text:p>
        </text:list-item>
        <text:list-item>
          <text:p text:style-name="P192"><text:span text:style-name="T40">497</text:span><text:span text:style-name="T29">.oracle.sql</text:span></text:p>
        </text:list-item>
        <text:list-item>
          <text:p text:style-name="P179"><text:span text:style-name="T40">497</text:span>.postgresql.sql</text:p>
        </text:list-item>
      </text:list>
      <text:list xml:id="list103123073112470" text:continue-list="list103121465300193" text:style-name="Outline">
        <text:list-header>
          <text:h text:style-name="P124" text:outline-level="2" text:is-list-header="true"><text:bookmark-start text:name="__RefHeading___Toc664_249985081111111111111"/>Canvis <text:span text:style-name="T8">en</text:span> les propietats de l’aplicació<text:bookmark-end text:name="__RefHeading___Toc664_249985081111111111111"/></text:h>
        </text:list-header>
      </text:list>
      <text:list xml:id="list3553780570" text:style-name="L29">
        <text:list-item>
          <text:p text:style-name="P188">3<text:span text:style-name="T39">3</text:span>0.properties</text:p>
        </text:list-item>
        <text:list-item>
          <text:p text:style-name="P188"><text:soft-page-break/><text:span text:style-name="T42">485</text:span>.properties</text:p>
        </text:list-item>
        <text:list-item>
          <text:p text:style-name="P193"><text:span text:style-name="T42">521</text:span><text:span text:style-name="T41">.properties</text:span></text:p>
        </text:list-item>
        <text:list-item>
          <text:p text:style-name="P188"><text:span text:style-name="T42">523</text:span>.properties</text:p>
        </text:list-item>
      </text:list>
      <text:list xml:id="list103121520053036" text:continue-list="list103123073112470" text:style-name="Outline">
        <text:list-item>
          <text:h text:style-name="P108" text:outline-level="1"><text:bookmark-start text:name="__RefHeading___Toc2383_151436636"/><text:span text:style-name="T31">Versió</text:span><text:span text:style-name="T7"> 0.9.7</text:span><text:span text:style-name="T32">6</text:span><text:bookmark-end text:name="__RefHeading___Toc2383_151436636"/></text:h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2">Dat<text:span text:style-name="T20">a</text:span></text:p>
          </table:table-cell>
          <table:table-cell table:style-name="Tabla3.B1" office:value-type="string">
            <text:p text:style-name="P68"><text:change text:change-id="ct94084710405152"/><text:change-start text:change-id="ct94084709834880"/><text:span text:style-name="T47">01</text:span><text:change-end text:change-id="ct94084709834880"/><text:change-start text:change-id="ct94084709527728"/><text:span text:style-name="T47">.10.2020</text:span><text:change-end text:change-id="ct94084709527728"/></text:p>
          </table:table-cell>
        </table:table-row>
        <table:table-row table:style-name="Tabla3.2">
          <table:table-cell table:style-name="Tabla3.A2" office:value-type="string">
            <text:p text:style-name="P22">Resum</text:p>
          </table:table-cell>
          <table:table-cell table:style-name="Tabla3.B2" office:value-type="string">
            <text:p text:style-name="P83"/>
          </table:table-cell>
        </table:table-row>
      </table:table>
      <text:list xml:id="list103122621707797" text:continue-numbering="true" text:style-name="Outline">
        <text:list-header>
          <text:h text:style-name="P125" text:outline-level="2" text:is-list-header="true"><text:bookmark-start text:name="__RefHeading___Toc660_2499850811111111111111"/>Modificacions incloses dins aquesta versió<text:bookmark-end text:name="__RefHeading___Toc660_2499850811111111111111"/></text:h>
        </text:list-header>
      </text:list>
      <text:list xml:id="list103123258938415" text:continue-list="list228937440" text:style-name="L1">
        <text:list-item>
          <text:p text:style-name="P129"><text:change text:change-id="ct94084710589328"/><text:change-start text:change-id="ct94084710523680"/><text:span text:style-name="T45">#</text:span>460: <text:change-end text:change-id="ct94084710523680"/><text:change-start text:change-id="ct94084709686608"/>Missatge d'expedients existents a l'hora d'esborrar un tipus d'expedient <text:s/></text:p>
        </text:list-item>
        <text:list-item>
          <text:p text:style-name="P129">#480: Afegir opció d'escollir un flux de firma existent a l'hora d'enviar un document al portafirmes<text:change-end text:change-id="ct94084709686608"/></text:p>
        </text:list-item>
        <text:list-item>
          <text:p text:style-name="P129"><text:change-start text:change-id="ct94084709686368"/>#496: <text:change-end text:change-id="ct94084709686368"/>Actualitzar llibreria de datatables a versió 1.10+ <text:change text:change-id="ct94084710472672"/><text:s/><text:change text:change-id="ct94084710476320"/><text:change-start text:change-id="ct94084710477216"/></text:p>
        </text:list-item>
        <text:list-item>
          <text:p text:style-name="P129">#516: Afegir el nom del fitxer després d'arrossegar un fitxer </text:p>
        </text:list-item>
        <text:list-item>
          <text:p text:style-name="P129">#518: Error en crear interessats duplicats </text:p>
        </text:list-item>
        <text:list-item>
          <text:p text:style-name="P129">#529: Millorar el seguiment de signatura amb varis signants <text:change-end text:change-id="ct94084710477216"/><text:change-start text:change-id="ct94084710495392"/></text:p>
        </text:list-item>
        <text:list-item>
          <text:p text:style-name="P129">#531: Afegir manual d'usuari </text:p>
        </text:list-item>
        <text:list-item>
          <text:p text:style-name="P129">Afegir manual d'usuari #1 53<text:change-end text:change-id="ct94084710495392"/><text:change-start text:change-id="ct94084710498272"/></text:p>
        </text:list-item>
        <text:list-item>
          <text:p text:style-name="P129">#543: Controlar l'error de contingut no trobat </text:p>
        </text:list-item>
        <text:list-item>
          <text:p text:style-name="P129">#544: Històric d'accions i esdeveniments <text:s/><text:change-end text:change-id="ct94084710498272"/><text:change-start text:change-id="ct94084710499904"/></text:p>
        </text:list-item>
        <text:list-item>
          <text:p text:style-name="P129">#554: Permetre cercar expedients per codi SIA <text:change-end text:change-id="ct94084710499904"/><text:change-start text:change-id="ct94084710521200"/></text:p>
        </text:list-item>
        <text:list-item>
          <text:p text:style-name="P129">#555: Permetre cercar expedients per òrgan gestor <text:s/></text:p>
        </text:list-item>
        <text:list-item>
          <text:p text:style-name="P129">#556: Afegir el codi SIA a la columna Tipus del llistat d'expedients <text:s/></text:p>
        </text:list-item>
        <text:list-item>
          <text:p text:style-name="P129">#561: Incloure el motiu de rebuig a l'alerta de l'expedient <text:s/></text:p>
        </text:list-item>
        <text:list-item>
          <text:p text:style-name="P129"><text:change-end text:change-id="ct94084710521200"/><text:change-start text:change-id="ct94084710522496"/>#562:<text:change-end text:change-id="ct94084710522496"/><text:change-start text:change-id="ct94084710526240"/> Revisar nom interessat </text:p>
        </text:list-item>
        <text:list-item>
          <text:p text:style-name="P129">#563: Revisar permisos d'accés dels usuaris a les accions massives<text:change-end text:change-id="ct94084710526240"/><text:change-start text:change-id="ct94084710539024"/></text:p>
        </text:list-item>
        <text:list-item>
          <text:p text:style-name="P129">#565 : Error al crear una carpeta dins un expedient <text:change-end text:change-id="ct94084710539024"/><text:change-start text:change-id="ct94084710542656"/></text:p>
        </text:list-item>
        <text:list-item>
          <text:p text:style-name="P129"><text:s/>#574: Canvi d'ordre en responsables portafirmes<text:change-end text:change-id="ct94084710542656"/></text:p>
        </text:list-item>
      </text:list>
      <text:list xml:id="list103122774458708" text:continue-list="list103122621707797" text:style-name="Outline">
        <text:list-item>
          <text:list>
            <text:list-header>
              <text:h text:style-name="P125" text:outline-level="2" text:is-list-header="true"><text:bookmark-start text:name="__RefHeading___Toc1006_1806918254111111111"/>Canvis <text:span text:style-name="T8">en</text:span> <text:span text:style-name="T8">la </text:span>base de dades<text:bookmark-end text:name="__RefHeading___Toc1006_1806918254111111111"/></text:h>
            </text:list-header>
          </text:list>
        </text:list-item>
      </text:list>
      <text:list xml:id="list3361358621" text:style-name="L30">
        <text:list-item>
          <text:p text:style-name="P194"><text:span text:style-name="T29">3</text:span><text:span text:style-name="T39">30</text:span><text:span text:style-name="T29">.oracle.sql</text:span></text:p>
        </text:list-item>
        <text:list-item>
          <text:p text:style-name="P180">3<text:span text:style-name="T39">30</text:span>.postgresql.sql</text:p>
        </text:list-item>
      </text:list>
      <text:list xml:id="list103123259997076" text:continue-list="list103122774458708" text:style-name="Outline">
        <text:list-header>
          <text:h text:style-name="P125" text:outline-level="2" text:is-list-header="true"><text:bookmark-start text:name="__RefHeading___Toc664_2499850811111111111111"/><text:soft-page-break/>Canvis <text:span text:style-name="T8">en</text:span> les propietats de l’aplicació<text:bookmark-end text:name="__RefHeading___Toc664_2499850811111111111111"/></text:h>
        </text:list-header>
      </text:list>
      <text:list xml:id="list369249456" text:style-name="L31">
        <text:list-item>
          <text:p text:style-name="P195">No aplica<text:change-start text:change-id="ct94084710617568"/></text:p>
        </text:list-item>
      </text:list>
      <text:list xml:id="list103123145304498" text:continue-list="list103123259997076" text:style-name="Outline">
        <text:list-item>
          <text:h text:style-name="P109" text:outline-level="1"><text:span text:style-name="T31">Versió</text:span><text:span text:style-name="T7"> 0.9.7</text:span><text:span text:style-name="T33">7</text:span></text:h>
        </text:list-item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3">Dat<text:span text:style-name="T20">a</text:span></text:p>
          </table:table-cell>
          <table:table-cell table:style-name="Tabla4.B1" office:value-type="string">
            <text:p text:style-name="P69"><text:date style:data-style-name="N104" text:date-value="2020-11-04T10:31:21.403283192">4.11.20</text:date></text:p>
          </table:table-cell>
        </table:table-row>
        <table:table-row table:style-name="Tabla4.2">
          <table:table-cell table:style-name="Tabla4.A2" office:value-type="string">
            <text:p text:style-name="P23">Resum</text:p>
          </table:table-cell>
          <table:table-cell table:style-name="Tabla4.B2" office:value-type="string">
            <text:p text:style-name="P84"/>
          </table:table-cell>
        </table:table-row>
      </table:table>
      <text:list xml:id="list103122000312006" text:continue-numbering="true" text:style-name="Outline">
        <text:list-header>
          <text:h text:style-name="P126" text:outline-level="2" text:is-list-header="true"><text:bookmark-start text:name="__RefHeading___Toc660_24998508111111111111111"/>Modificacions incloses dins aquesta versió<text:bookmark-end text:name="__RefHeading___Toc660_24998508111111111111111"/></text:h>
        </text:list-header>
      </text:list>
      <text:list xml:id="list103123226755870" text:continue-list="list103123258938415" text:style-name="L1">
        <text:list-item>
          <text:p text:style-name="P197">#385: Permetre canvis d'estat massius d'expedients</text:p>
        </text:list-item>
        <text:list-item>
          <text:p text:style-name="P197">#386: Permetre el tancament massiu d'expedients</text:p>
        </text:list-item>
        <text:list-item>
          <text:p text:style-name="P197">#387: Millores a la tramitació massiva</text:p>
        </text:list-item>
        <text:list-item>
          <text:p text:style-name="P130"><text:span text:style-name="T45">#</text:span><text:span text:style-name="T48">389: </text:span>Incorporar mòdul per generar estadístiques i informes d'utilització de RIPEA</text:p>
        </text:list-item>
        <text:list-item>
          <text:p text:style-name="P197">#391: Integració amb la gestió de càrrecs de Portafib</text:p>
        </text:list-item>
        <text:list-item>
          <text:p text:style-name="P197">#524: Lligar manteniment de tipus documentals NTI amb API de l'arxiu digital</text:p>
        </text:list-item>
        <text:list-item>
          <text:p text:style-name="P197">#545: Modificacions en el quadre gris de l'esquerra de l'expedient</text:p>
        </text:list-item>
        <text:list-item>
          <text:p text:style-name="P198">#557: Revisar columnes de la gestió de tipus d'expedients</text:p>
        </text:list-item>
        <text:list-item>
          <text:p text:style-name="P198">#559: Permetre a l'administrador assignar expedients</text:p>
        </text:list-item>
        <text:list-item>
          <text:p text:style-name="P198">#569: Camps buits en l'exportació d'expedients a un full de càlcul</text:p>
        </text:list-item>
        <text:list-item>
          <text:p text:style-name="P198">#570: Permetre triar els interessats de la notificació i altres millores respecte a les notificacions electròniques</text:p>
        </text:list-item>
        <text:list-item>
          <text:p text:style-name="P198">#571: Revisar paràmetre de cerca per estat</text:p>
        </text:list-item>
        <text:list-item>
          <text:p text:style-name="P198">#575: Error en ordenar per la columna Tipus la llista d'expedients</text:p>
        </text:list-item>
        <text:list-item>
          <text:p text:style-name="P198">#576: No es poden modificar interessats.</text:p>
        </text:list-item>
        <text:list-item>
          <text:p text:style-name="P198">#577: Refrescar la pàgina al crear el primer interessat perquè l'opció de "Notificar" no surt activa.</text:p>
        </text:list-item>
        <text:list-item>
          <text:p text:style-name="P198">#580: Problema amb Núm Expedient al notificar</text:p>
        </text:list-item>
        <text:list-item>
          <text:p text:style-name="P198">#581: Controlar error si no es troba l'usuari entitat a l'hora de fer una petició de firma</text:p>
        </text:list-item>
        <text:list-item>
          <text:p text:style-name="P198">#582: Error petició firma amb usuaris externs</text:p>
        </text:list-item>
        <text:list-item>
          <text:p text:style-name="P198">#583: Error a l'hora de tancar un expedient amb esborranys</text:p>
        </text:list-item>
        <text:list-item>
          <text:p text:style-name="P198"><text:soft-page-break/>#585: Quan un usuari ara selecciona un o més expedients, el botó d'Exportar apareix sempre desactivat.</text:p>
        </text:list-item>
        <text:list-item>
          <text:p text:style-name="P198">#586: Error al accedir a la monitorització d'integracions</text:p>
        </text:list-item>
        <text:list-item>
          <text:p text:style-name="P198">#587: Error al adjuntar un document amb firma detached</text:p>
        </text:list-item>
        <text:list-item>
          <text:p text:style-name="P198">#588: Millores referents als fluxos de firma</text:p>
        </text:list-item>
        <text:list-item>
          <text:p text:style-name="P198">#590: Problema amb plantilles de flux de firma</text:p>
        </text:list-item>
        <text:list-item>
          <text:p text:style-name="P198">#591: Error no controlat a la pantalla de detalls del localitzador de contingut</text:p>
        </text:list-item>
        <text:list-item>
          <text:p text:style-name="P198">#592: Error no controlat a la interficie web, dins un expedient</text:p>
        </text:list-item>
        <text:list-item>
          <text:p text:style-name="P198">#593: Error no controlat a la interficie web, dins un expedient</text:p>
        </text:list-item>
        <text:list-item>
          <text:p text:style-name="P198">#594: No es poden modificar les dades d'un interessaat</text:p>
        </text:list-item>
        <text:list-item>
          <text:p text:style-name="P198">#596: Mostar flux de firma al desplegable</text:p>
        </text:list-item>
        <text:list-item>
          <text:p text:style-name="P198">#597: Canviar ordre filtratges del llistat d'expedients</text:p>
        </text:list-item>
        <text:list-item>
          <text:p text:style-name="P198">#598: Quan es marca com a llegida la darrera alerta que es tanqui la finestra modal automàticament</text:p>
        </text:list-item>
        <text:list-item>
          <text:p text:style-name="P198">#599: Permetre per property moure documents firmats a carpetes</text:p>
        </text:list-item>
        <text:list-item>
          <text:p text:style-name="P131">#610: <text:change-end text:change-id="ct94084710617568"/><text:change-start text:change-id="ct94084710676256"/>Error d'enviament a portafirmes no controlat<text:change-end text:change-id="ct94084710676256"/><text:change-start text:change-id="ct94084710679792"/></text:p>
        </text:list-item>
        <text:list-item>
          <text:p text:style-name="P131"><text:span text:style-name="T50">#611: </text:span><text:change-end text:change-id="ct94084710679792"/><text:change-start text:change-id="ct94084710680976"/>No es tanca la finestra de firma amb firma pasarel·la</text:p>
          <text:p text:style-name="P198"><text:change-end text:change-id="ct94084710680976"/><text:change-start text:change-id="ct94084710718976"/></text:p>
        </text:list-item>
      </text:list>
      <text:list xml:id="list103123290906082" text:continue-list="list103122000312006" text:style-name="Outline">
        <text:list-item>
          <text:list>
            <text:list-header>
              <text:h text:style-name="P126" text:outline-level="2" text:is-list-header="true"><text:bookmark-start text:name="__RefHeading___Toc1006_18069182541111111111"/>Canvis <text:span text:style-name="T8">en</text:span> <text:span text:style-name="T8">la </text:span>base de dades<text:bookmark-end text:name="__RefHeading___Toc1006_18069182541111111111"/></text:h>
            </text:list-header>
          </text:list>
        </text:list-item>
      </text:list>
      <text:list xml:id="list537047843" text:style-name="L32">
        <text:list-item>
          <text:p text:style-name="P199"><text:span text:style-name="T29">3</text:span><text:span text:style-name="T49">89</text:span><text:span text:style-name="T29">.oracle.sql</text:span></text:p>
        </text:list-item>
        <text:list-item>
          <text:p text:style-name="P181">3<text:span text:style-name="T49">89</text:span>.postgresql.sql</text:p>
        </text:list-item>
      </text:list>
      <text:list xml:id="list103123523763549" text:continue-list="list103123290906082" text:style-name="Outline">
        <text:list-header>
          <text:h text:style-name="P126" text:outline-level="2" text:is-list-header="true"><text:bookmark-start text:name="__RefHeading___Toc664_24998508111111111111111"/>Canvis <text:span text:style-name="T8">en</text:span> les propietats de l’aplicació<text:bookmark-end text:name="__RefHeading___Toc664_24998508111111111111111"/></text:h>
        </text:list-header>
      </text:list>
      <text:list xml:id="list2081947662" text:style-name="L33">
        <text:list-item>
          <text:p text:style-name="P196">No aplica<text:change-end text:change-id="ct94084710718976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2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4</text:page-number></text:span><text:span text:style-name="MT1"><text:s/>/ </text:span><text:span text:style-name="MT1"><text:page-count>3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1-04T10:31:21.287599098">04/11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9H23M40S</meta:editing-duration>
    <meta:editing-cycles>105</meta:editing-cycles>
    <meta:generator>LibreOffice/6.4.6.2$Linux_X86_64 LibreOffice_project/40$Build-2</meta:generator>
    <dc:date>2020-11-04T10:29:04.717263724</dc:date>
    <meta:document-statistic meta:table-count="21" meta:image-count="0" meta:object-count="0" meta:page-count="34" meta:paragraph-count="638" meta:word-count="4167" meta:character-count="25324" meta:non-whitespace-character-count="22154"/>
  </office:meta>
</office:document-meta>
</file>